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7.52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2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5" style:family="table-cell" style:parent-style-name="Pilote_20_de_20_données_20_-_20_Catégorie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Pilote_20_de_20_données_20_-_20_Titre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Pilote_20_de_20_données_20_-_20_Coin">
      <style:table-cell-properties fo:border-bottom="none" fo:border-left="none" fo:border-right="0.035cm solid #000000" fo:border-top="0.071cm solid #000000"/>
    </style:style>
    <style:style style:name="ce8" style:family="table-cell" style:parent-style-name="Pilote_20_de_20_données_20_-_20_Champ">
      <style:table-cell-properties fo:border="0.035cm solid #000000"/>
    </style:style>
    <style:style style:name="ce9" style:family="table-cell" style:parent-style-name="Pilote_20_de_20_données_20_-_20_Catégorie">
      <style:table-cell-properties fo:border-bottom="none" fo:border-left="0.035cm solid #000000" fo:border-right="0.035cm solid #000000" fo:border-top="0.035cm solid #000000"/>
    </style:style>
    <style:style style:name="ce10" style:family="table-cell" style:parent-style-name="Pilote_20_de_20_données_20_-_20_Catégorie">
      <style:table-cell-properties fo:border-bottom="none" fo:border-left="0.035cm solid #000000" fo:border-right="0.035cm solid #000000" fo:border-top="none"/>
    </style:style>
    <style:style style:name="ce11" style:family="table-cell" style:parent-style-name="Pilote_20_de_20_données_20_-_20_Catégorie">
      <style:table-cell-properties fo:border-bottom="0.035cm solid #000000" fo:border-left="0.035cm solid #000000" fo:border-right="0.035cm solid #000000" fo:border-top="none"/>
    </style:style>
    <style:style style:name="ce12" style:family="table-cell" style:parent-style-name="Pilote_20_de_20_données_20_-_20_Titre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0.035cm solid #000000" fo:border-right="none" fo:border-top="none"/>
    </style:style>
    <style:style style:name="ce15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6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7" style:family="table-cell" style:parent-style-name="Pilote_20_de_20_données_20_-_20_Valeur">
      <style:table-cell-properties fo:border-bottom="0.035cm solid #000000" fo:border-left="0.035cm solid #000000" fo:border-right="none" fo:border-top="none"/>
    </style:style>
    <style:style style:name="ce18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9" style:family="table-cell" style:parent-style-name="Pilote_20_de_20_données_20_-_20_Valeur">
      <style:table-cell-properties fo:border-bottom="0.035cm solid #000000" fo:border-left="none" fo:border-right="none" fo:border-top="none"/>
    </style:style>
    <style:style style:name="ce20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21" style:family="table-cell" style:parent-style-name="Pilote_20_de_20_données_20_-_20_Coin">
      <style:table-cell-properties fo:border-bottom="0.035cm solid #000000" fo:border-left="none" fo:border-right="none" fo:border-top="0.071cm solid #000000"/>
    </style:style>
    <style:style style:name="ce22" style:family="table-cell" style:parent-style-name="Pilote_20_de_20_données_20_-_20_Catégorie">
      <style:table-cell-properties fo:border-bottom="0.035cm solid #000000" fo:border-left="none" fo:border-right="none" fo:border-top="none"/>
    </style:style>
    <style:style style:name="ce23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24" style:family="table-cell" style:parent-style-name="Pilote_20_de_20_données_20_-_20_Valeur">
      <style:table-cell-properties fo:border-bottom="none" fo:border-left="none" fo:border-right="0.035cm solid #000000" fo:border-top="0.035cm solid #000000"/>
    </style:style>
    <style:style style:name="ce25" style:family="table-cell" style:parent-style-name="Pilote_20_de_20_données_20_-_20_Valeur">
      <style:table-cell-properties fo:border-bottom="none" fo:border-left="none" fo:border-right="0.035cm solid #000000" fo:border-top="none"/>
    </style:style>
    <style:style style:name="ce26" style:family="table-cell" style:parent-style-name="Pilote_20_de_20_données_20_-_20_Valeur">
      <style:table-cell-properties fo:border-bottom="0.035cm solid #000000" fo:border-left="none" fo:border-right="0.035cm solid #000000" fo:border-top="none"/>
    </style:style>
    <style:style style:name="ce27" style:family="table-cell" style:parent-style-name="Pilote_20_de_20_données_20_-_20_Résultat">
      <style:table-cell-properties fo:border-bottom="0.071cm solid #000000" fo:border-left="none" fo:border-right="0.035cm solid #000000" fo:border-top="0.035cm solid #000000"/>
    </style:style>
    <style:style style:name="ce28" style:family="table-cell" style:parent-style-name="Pilote_20_de_20_données_20_-_20_Coin">
      <style:table-cell-properties fo:border-bottom="0.035cm solid #000000" fo:border-left="none" fo:border-right="0.071cm solid #000000" fo:border-top="0.071cm solid #000000"/>
    </style:style>
    <style:style style:name="ce29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30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31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32" style:family="table-cell" style:parent-style-name="Pilote_20_de_20_données_20_-_20_Résultat">
      <style:table-cell-properties fo:border-bottom="0.035cm solid #000000" fo:border-left="0.035cm solid #000000" fo:border-right="0.071cm solid #000000" fo:border-top="none"/>
    </style:style>
    <style:style style:name="ce33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bVoisins</text:p>
          </table:table-cell>
          <table:table-cell office:value-type="string">
            <text:p>seed</text:p>
          </table:table-cell>
          <table:table-cell office:value-type="string">
            <text:p>nbSols</text:p>
          </table:table-cell>
          <table:table-cell office:value-type="string">
            <text:p>nbNodes</text:p>
          </table:table-cell>
          <table:table-cell office:value-type="string">
            <text:p>nbFails</text:p>
          </table:table-cell>
          <table:table-cell office:value-type="string">
            <text:p>time</text:p>
          </table:table-cell>
          <table:table-cell office:value-type="string">
            <text:p>allDif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5315">
            <text:p>13257790853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5315">
            <text:p>13257790853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5315">
            <text:p>13257790853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5315">
            <text:p>13257790853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5315">
            <text:p>13257790853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5315">
            <text:p>13257790853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7993">
            <text:p>132577908799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7993">
            <text:p>132577908799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7993">
            <text:p>132577908799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7993">
            <text:p>132577908799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7993">
            <text:p>132577908799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7993">
            <text:p>132577908799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9745">
            <text:p>132577908974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9745">
            <text:p>132577908974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9745">
            <text:p>132577908974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9745">
            <text:p>132577908974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9745">
            <text:p>132577908974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89745">
            <text:p>132577908974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1150">
            <text:p>13257790911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1150">
            <text:p>13257790911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1150">
            <text:p>13257790911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1150">
            <text:p>13257790911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1150">
            <text:p>13257790911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1150">
            <text:p>13257790911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2531">
            <text:p>132577909253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2531">
            <text:p>13257790925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2531">
            <text:p>13257790925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2531">
            <text:p>13257790925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2531">
            <text:p>132577909253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2531">
            <text:p>13257790925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4053">
            <text:p>13257790940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4053">
            <text:p>13257790940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4053">
            <text:p>13257790940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4053">
            <text:p>13257790940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4053">
            <text:p>13257790940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4053">
            <text:p>13257790940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5262">
            <text:p>13257790952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5262">
            <text:p>13257790952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5262">
            <text:p>13257790952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5262">
            <text:p>13257790952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5262">
            <text:p>13257790952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5262">
            <text:p>13257790952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7069">
            <text:p>1325779097069</text:p>
          </table:table-cell>
          <table:table-cell office:value-type="float" office:value="1">
            <text:p>1</text:p>
          </table:table-cell>
          <table:table-cell office:value-type="float" office:value="7081">
            <text:p>7081</text:p>
          </table:table-cell>
          <table:table-cell office:value-type="float" office:value="7063">
            <text:p>7063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7069">
            <text:p>132577909706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7069">
            <text:p>132577909706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7069">
            <text:p>132577909706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7069">
            <text:p>132577909706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7069">
            <text:p>132577909706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8893">
            <text:p>13257790988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8893">
            <text:p>13257790988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8893">
            <text:p>13257790988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8893">
            <text:p>13257790988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8893">
            <text:p>13257790988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098893">
            <text:p>13257790988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0460">
            <text:p>13257791004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0460">
            <text:p>132577910046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0460">
            <text:p>132577910046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0460">
            <text:p>132577910046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0460">
            <text:p>132577910046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0460">
            <text:p>132577910046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1716">
            <text:p>13257791017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1716">
            <text:p>13257791017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1716">
            <text:p>13257791017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1716">
            <text:p>13257791017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1716">
            <text:p>13257791017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256">
            <text:p>12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1716">
            <text:p>13257791017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4030">
            <text:p>13257791040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4030">
            <text:p>13257791040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4030">
            <text:p>13257791040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4030">
            <text:p>13257791040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4030">
            <text:p>13257791040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4030">
            <text:p>13257791040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5158">
            <text:p>132577910515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5158">
            <text:p>132577910515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5158">
            <text:p>132577910515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5158">
            <text:p>132577910515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5158">
            <text:p>132577910515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5158">
            <text:p>132577910515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6410">
            <text:p>13257791064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6410">
            <text:p>13257791064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6410">
            <text:p>13257791064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6410">
            <text:p>13257791064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6410">
            <text:p>13257791064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6410">
            <text:p>13257791064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7866">
            <text:p>132577910786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7866">
            <text:p>132577910786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7866">
            <text:p>132577910786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7866">
            <text:p>132577910786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7866">
            <text:p>132577910786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7866">
            <text:p>132577910786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9447">
            <text:p>132577910944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9447">
            <text:p>132577910944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9447">
            <text:p>132577910944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9447">
            <text:p>132577910944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9447">
            <text:p>1325779109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09447">
            <text:p>132577910944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2014">
            <text:p>13257791120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2014">
            <text:p>13257791120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2014">
            <text:p>13257791120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2014">
            <text:p>13257791120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2014">
            <text:p>13257791120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2014">
            <text:p>13257791120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3368">
            <text:p>13257791133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3368">
            <text:p>13257791133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3368">
            <text:p>13257791133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3368">
            <text:p>13257791133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3368">
            <text:p>13257791133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3368">
            <text:p>13257791133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5133">
            <text:p>13257791151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5133">
            <text:p>13257791151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5133">
            <text:p>13257791151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5133">
            <text:p>13257791151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5133">
            <text:p>13257791151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41">
            <text:p>11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5133">
            <text:p>13257791151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7298">
            <text:p>132577911729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7298">
            <text:p>132577911729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7298">
            <text:p>132577911729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7298">
            <text:p>132577911729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7298">
            <text:p>132577911729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7298">
            <text:p>132577911729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8509">
            <text:p>132577911850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8509">
            <text:p>132577911850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8509">
            <text:p>132577911850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8509">
            <text:p>132577911850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8509">
            <text:p>132577911850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18509">
            <text:p>132577911850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0463">
            <text:p>132577912046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0463">
            <text:p>132577912046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0463">
            <text:p>132577912046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0463">
            <text:p>132577912046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0463">
            <text:p>132577912046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0463">
            <text:p>132577912046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2112">
            <text:p>1325779122112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55">
            <text:p>45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2112">
            <text:p>13257791221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2112">
            <text:p>13257791221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2112">
            <text:p>13257791221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2112">
            <text:p>13257791221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2112">
            <text:p>13257791221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3338">
            <text:p>132577912333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3338">
            <text:p>13257791233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3338">
            <text:p>13257791233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3338">
            <text:p>13257791233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3338">
            <text:p>132577912333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3338">
            <text:p>13257791233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4948">
            <text:p>132577912494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4948">
            <text:p>132577912494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4948">
            <text:p>132577912494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4948">
            <text:p>132577912494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4948">
            <text:p>132577912494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4948">
            <text:p>132577912494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7447">
            <text:p>132577912744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7447">
            <text:p>132577912744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7447">
            <text:p>132577912744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7447">
            <text:p>132577912744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7447">
            <text:p>132577912744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7447">
            <text:p>132577912744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8489">
            <text:p>13257791284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8489">
            <text:p>13257791284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8489">
            <text:p>13257791284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8489">
            <text:p>13257791284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8489">
            <text:p>13257791284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8489">
            <text:p>13257791284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9812">
            <text:p>13257791298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9812">
            <text:p>13257791298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9812">
            <text:p>13257791298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9812">
            <text:p>13257791298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9812">
            <text:p>13257791298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29812">
            <text:p>13257791298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1476">
            <text:p>13257791314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1476">
            <text:p>13257791314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1476">
            <text:p>13257791314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1476">
            <text:p>13257791314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1476">
            <text:p>13257791314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1476">
            <text:p>13257791314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2743">
            <text:p>1325779132743</text:p>
          </table:table-cell>
          <table:table-cell office:value-type="float" office:value="0">
            <text:p>0</text:p>
          </table:table-cell>
          <table:table-cell office:value-type="float" office:value="275634">
            <text:p>275634</text:p>
          </table:table-cell>
          <table:table-cell office:value-type="float" office:value="275622">
            <text:p>275622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2743">
            <text:p>132577913274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2743">
            <text:p>132577913274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2743">
            <text:p>132577913274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2743">
            <text:p>13257791327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32743">
            <text:p>132577913274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370">
            <text:p>13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0841">
            <text:p>132577914084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0841">
            <text:p>132577914084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0841">
            <text:p>132577914084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0841">
            <text:p>132577914084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0841">
            <text:p>132577914084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0841">
            <text:p>132577914084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2306">
            <text:p>132577914230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2306">
            <text:p>132577914230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2306">
            <text:p>132577914230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2306">
            <text:p>132577914230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2306">
            <text:p>132577914230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2306">
            <text:p>132577914230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3539">
            <text:p>132577914353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3539">
            <text:p>13257791435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3539">
            <text:p>13257791435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3539">
            <text:p>13257791435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3539">
            <text:p>132577914353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3539">
            <text:p>13257791435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5932">
            <text:p>13257791459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5932">
            <text:p>13257791459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5932">
            <text:p>13257791459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5932">
            <text:p>13257791459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5932">
            <text:p>13257791459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5932">
            <text:p>13257791459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7546">
            <text:p>132577914754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7546">
            <text:p>132577914754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7546">
            <text:p>13257791475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7546">
            <text:p>13257791475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7546">
            <text:p>132577914754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7546">
            <text:p>13257791475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9543">
            <text:p>13257791495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9543">
            <text:p>13257791495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9543">
            <text:p>13257791495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9543">
            <text:p>13257791495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9543">
            <text:p>13257791495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49543">
            <text:p>13257791495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0846">
            <text:p>132577915084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0846">
            <text:p>132577915084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0846">
            <text:p>132577915084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0846">
            <text:p>132577915084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0846">
            <text:p>132577915084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0846">
            <text:p>132577915084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2610">
            <text:p>13257791526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2610">
            <text:p>13257791526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2610">
            <text:p>13257791526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2610">
            <text:p>13257791526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2610">
            <text:p>13257791526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2610">
            <text:p>13257791526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4243">
            <text:p>132577915424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4243">
            <text:p>132577915424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4243">
            <text:p>132577915424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4243">
            <text:p>132577915424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4243">
            <text:p>132577915424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4243">
            <text:p>132577915424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5710">
            <text:p>13257791557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5710">
            <text:p>13257791557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5710">
            <text:p>13257791557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5710">
            <text:p>13257791557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5710">
            <text:p>13257791557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5710">
            <text:p>13257791557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7338">
            <text:p>13257791573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7338">
            <text:p>13257791573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7338">
            <text:p>132577915733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7338">
            <text:p>132577915733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7338">
            <text:p>13257791573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7338">
            <text:p>132577915733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9534">
            <text:p>13257791595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9534">
            <text:p>13257791595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9534">
            <text:p>13257791595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9534">
            <text:p>13257791595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9534">
            <text:p>13257791595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59534">
            <text:p>13257791595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0989">
            <text:p>13257791609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0989">
            <text:p>13257791609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0989">
            <text:p>13257791609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0989">
            <text:p>13257791609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0989">
            <text:p>13257791609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0989">
            <text:p>13257791609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2317">
            <text:p>132577916231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2317">
            <text:p>13257791623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2317">
            <text:p>13257791623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2317">
            <text:p>13257791623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2317">
            <text:p>132577916231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2317">
            <text:p>13257791623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3766">
            <text:p>132577916376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3766">
            <text:p>132577916376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3766">
            <text:p>132577916376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3766">
            <text:p>132577916376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3766">
            <text:p>132577916376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3766">
            <text:p>132577916376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569">
            <text:p>15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7263">
            <text:p>13257791672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7263">
            <text:p>13257791672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7263">
            <text:p>13257791672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7263">
            <text:p>13257791672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7263">
            <text:p>13257791672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7263">
            <text:p>13257791672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8577">
            <text:p>1325779168577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8577">
            <text:p>132577916857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8577">
            <text:p>132577916857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8577">
            <text:p>132577916857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8577">
            <text:p>132577916857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8577">
            <text:p>132577916857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9832">
            <text:p>13257791698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9832">
            <text:p>13257791698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9832">
            <text:p>13257791698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9832">
            <text:p>13257791698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9832">
            <text:p>13257791698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69832">
            <text:p>13257791698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1553">
            <text:p>132577917155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1553">
            <text:p>132577917155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1553">
            <text:p>132577917155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1553">
            <text:p>132577917155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1553">
            <text:p>132577917155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1553">
            <text:p>132577917155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2499">
            <text:p>132577917249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2499">
            <text:p>132577917249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2499">
            <text:p>132577917249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2499">
            <text:p>132577917249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2499">
            <text:p>132577917249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79172499">
            <text:p>132577917249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4250">
            <text:p>132577917425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4250">
            <text:p>132577917425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4250">
            <text:p>132577917425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4250">
            <text:p>132577917425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4250">
            <text:p>132577917425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4250">
            <text:p>132577917425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6622">
            <text:p>13257791766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6622">
            <text:p>13257791766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6622">
            <text:p>13257791766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6622">
            <text:p>13257791766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6622">
            <text:p>13257791766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6622">
            <text:p>13257791766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8966">
            <text:p>1325779178966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8966">
            <text:p>132577917896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8966">
            <text:p>132577917896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8966">
            <text:p>132577917896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8966">
            <text:p>132577917896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78966">
            <text:p>132577917896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1470">
            <text:p>132577918147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1470">
            <text:p>132577918147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1470">
            <text:p>132577918147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1470">
            <text:p>132577918147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1470">
            <text:p>132577918147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1470">
            <text:p>132577918147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3676">
            <text:p>13257791836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3676">
            <text:p>13257791836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3676">
            <text:p>13257791836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3676">
            <text:p>13257791836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3676">
            <text:p>13257791836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316">
            <text:p>13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3676">
            <text:p>13257791836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6294">
            <text:p>13257791862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6294">
            <text:p>13257791862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6294">
            <text:p>13257791862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6294">
            <text:p>13257791862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6294">
            <text:p>13257791862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6294">
            <text:p>132577918629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8804">
            <text:p>132577918880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8804">
            <text:p>132577918880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8804">
            <text:p>132577918880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8804">
            <text:p>132577918880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8804">
            <text:p>132577918880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88804">
            <text:p>132577918880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1320">
            <text:p>1325779191320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696">
            <text:p>69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1320">
            <text:p>132577919132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1320">
            <text:p>132577919132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1320">
            <text:p>132577919132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1320">
            <text:p>132577919132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1320">
            <text:p>132577919132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4238">
            <text:p>132577919423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4238">
            <text:p>132577919423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4238">
            <text:p>132577919423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4238">
            <text:p>132577919423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4238">
            <text:p>132577919423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4238">
            <text:p>132577919423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6831">
            <text:p>132577919683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6831">
            <text:p>132577919683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6831">
            <text:p>132577919683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6831">
            <text:p>132577919683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6831">
            <text:p>132577919683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6831">
            <text:p>132577919683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9066">
            <text:p>132577919906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9066">
            <text:p>132577919906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9066">
            <text:p>132577919906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9066">
            <text:p>132577919906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9066">
            <text:p>132577919906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199066">
            <text:p>132577919906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2582">
            <text:p>1325779202582</text:p>
          </table:table-cell>
          <table:table-cell office:value-type="float" office:value="1">
            <text:p>1</text:p>
          </table:table-cell>
          <table:table-cell office:value-type="float" office:value="5160">
            <text:p>5160</text:p>
          </table:table-cell>
          <table:table-cell office:value-type="float" office:value="5108">
            <text:p>5108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2582">
            <text:p>132577920258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2582">
            <text:p>132577920258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2582">
            <text:p>132577920258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2582">
            <text:p>132577920258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2582">
            <text:p>132577920258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256">
            <text:p>1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5293">
            <text:p>132577920529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5293">
            <text:p>132577920529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5293">
            <text:p>132577920529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5293">
            <text:p>132577920529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5293">
            <text:p>132577920529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5293">
            <text:p>132577920529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9303">
            <text:p>132577920930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9303">
            <text:p>132577920930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9303">
            <text:p>132577920930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9303">
            <text:p>132577920930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9303">
            <text:p>132577920930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3558">
            <text:p>35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09303">
            <text:p>132577920930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3069">
            <text:p>30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5984">
            <text:p>132577921598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5984">
            <text:p>132577921598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5984">
            <text:p>132577921598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5984">
            <text:p>132577921598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5984">
            <text:p>132577921598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5984">
            <text:p>132577921598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8477">
            <text:p>132577921847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8477">
            <text:p>132577921847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8477">
            <text:p>132577921847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8477">
            <text:p>132577921847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8477">
            <text:p>132577921847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18477">
            <text:p>132577921847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0906">
            <text:p>132577922090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0906">
            <text:p>132577922090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0906">
            <text:p>132577922090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0906">
            <text:p>132577922090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0906">
            <text:p>132577922090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0906">
            <text:p>132577922090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4469">
            <text:p>132577922446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4469">
            <text:p>132577922446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4469">
            <text:p>132577922446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4469">
            <text:p>132577922446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4469">
            <text:p>132577922446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4469">
            <text:p>132577922446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6797">
            <text:p>132577922679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6797">
            <text:p>132577922679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6797">
            <text:p>132577922679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6797">
            <text:p>132577922679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6797">
            <text:p>132577922679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6797">
            <text:p>132577922679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41">
            <text:p>11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9252">
            <text:p>132577922925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9252">
            <text:p>132577922925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9252">
            <text:p>132577922925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9252">
            <text:p>132577922925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9252">
            <text:p>132577922925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29252">
            <text:p>132577922925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1880">
            <text:p>132577923188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1880">
            <text:p>132577923188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1880">
            <text:p>132577923188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1880">
            <text:p>132577923188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1880">
            <text:p>132577923188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1880">
            <text:p>132577923188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4279">
            <text:p>132577923427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4279">
            <text:p>132577923427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4279">
            <text:p>132577923427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4279">
            <text:p>132577923427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4279">
            <text:p>132577923427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4279">
            <text:p>132577923427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248">
            <text:p>12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6865">
            <text:p>1325779236865</text:p>
          </table:table-cell>
          <table:table-cell office:value-type="float" office:value="1">
            <text:p>1</text:p>
          </table:table-cell>
          <table:table-cell office:value-type="float" office:value="25757">
            <text:p>25757</text:p>
          </table:table-cell>
          <table:table-cell office:value-type="float" office:value="25716">
            <text:p>25716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6865">
            <text:p>132577923686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6865">
            <text:p>132577923686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6865">
            <text:p>132577923686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6865">
            <text:p>13257792368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331">
            <text:p>13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6865">
            <text:p>132577923686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9839">
            <text:p>132577923983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9839">
            <text:p>132577923983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9839">
            <text:p>132577923983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9839">
            <text:p>132577923983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9839">
            <text:p>132577923983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39839">
            <text:p>132577923983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2207">
            <text:p>13257792422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2207">
            <text:p>13257792422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2207">
            <text:p>13257792422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2207">
            <text:p>13257792422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2207">
            <text:p>13257792422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2207">
            <text:p>13257792422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4700">
            <text:p>13257792447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4700">
            <text:p>13257792447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4700">
            <text:p>13257792447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4700">
            <text:p>13257792447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4700">
            <text:p>13257792447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4700">
            <text:p>13257792447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7144">
            <text:p>13257792471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7144">
            <text:p>13257792471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7144">
            <text:p>13257792471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7144">
            <text:p>13257792471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7144">
            <text:p>13257792471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7144">
            <text:p>13257792471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9594">
            <text:p>132577924959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9594">
            <text:p>132577924959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9594">
            <text:p>132577924959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9594">
            <text:p>132577924959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9594">
            <text:p>132577924959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73">
            <text:p>12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49594">
            <text:p>132577924959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2059">
            <text:p>132577925205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2059">
            <text:p>132577925205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2059">
            <text:p>132577925205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2059">
            <text:p>132577925205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2059">
            <text:p>132577925205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2059">
            <text:p>132577925205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51">
            <text:p>115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4571">
            <text:p>132577925457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4571">
            <text:p>132577925457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4571">
            <text:p>132577925457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4571">
            <text:p>132577925457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4571">
            <text:p>132577925457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4571">
            <text:p>132577925457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7882">
            <text:p>13257792578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7882">
            <text:p>132577925788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7882">
            <text:p>132577925788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7882">
            <text:p>132577925788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7882">
            <text:p>13257792578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57882">
            <text:p>132577925788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0345">
            <text:p>132577926034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0345">
            <text:p>132577926034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0345">
            <text:p>132577926034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0345">
            <text:p>132577926034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0345">
            <text:p>132577926034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0345">
            <text:p>132577926034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2582">
            <text:p>13257792625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2582">
            <text:p>13257792625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2582">
            <text:p>13257792625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2582">
            <text:p>13257792625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2582">
            <text:p>13257792625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2582">
            <text:p>132577926258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5027">
            <text:p>132577926502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5027">
            <text:p>1325779265027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5027">
            <text:p>132577926502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5027">
            <text:p>132577926502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5027">
            <text:p>132577926502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2832">
            <text:p>28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65027">
            <text:p>132577926502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2385">
            <text:p>23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0291">
            <text:p>132577927029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0291">
            <text:p>132577927029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0291">
            <text:p>132577927029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0291">
            <text:p>132577927029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0291">
            <text:p>132577927029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0291">
            <text:p>132577927029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2570">
            <text:p>132577927257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2570">
            <text:p>132577927257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2570">
            <text:p>132577927257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2570">
            <text:p>132577927257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2570">
            <text:p>132577927257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2570">
            <text:p>132577927257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4876">
            <text:p>132577927487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4876">
            <text:p>132577927487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4876">
            <text:p>132577927487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4876">
            <text:p>132577927487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4876">
            <text:p>132577927487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4876">
            <text:p>132577927487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7240">
            <text:p>132577927724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7240">
            <text:p>132577927724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7240">
            <text:p>132577927724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7240">
            <text:p>132577927724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7240">
            <text:p>132577927724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77240">
            <text:p>132577927724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0060">
            <text:p>132577928006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0060">
            <text:p>132577928006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0060">
            <text:p>132577928006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0060">
            <text:p>132577928006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0060">
            <text:p>132577928006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0060">
            <text:p>132577928006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2418">
            <text:p>132577928241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2418">
            <text:p>132577928241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2418">
            <text:p>132577928241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2418">
            <text:p>132577928241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2418">
            <text:p>132577928241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2418">
            <text:p>132577928241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4774">
            <text:p>132577928477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4774">
            <text:p>132577928477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4774">
            <text:p>132577928477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4774">
            <text:p>132577928477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4774">
            <text:p>132577928477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1959">
            <text:p>19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4774">
            <text:p>132577928477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8414">
            <text:p>1325779288414</text:p>
          </table:table-cell>
          <table:table-cell office:value-type="float" office:value="0">
            <text:p>0</text:p>
          </table:table-cell>
          <table:table-cell office:value-type="float" office:value="315062">
            <text:p>315062</text:p>
          </table:table-cell>
          <table:table-cell office:value-type="float" office:value="315024">
            <text:p>315024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8414">
            <text:p>132577928841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8414">
            <text:p>132577928841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8414">
            <text:p>132577928841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8414">
            <text:p>132577928841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88414">
            <text:p>132577928841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5610">
            <text:p>1325779295610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90">
            <text:p>2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5610">
            <text:p>13257792956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5610">
            <text:p>13257792956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5610">
            <text:p>13257792956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5610">
            <text:p>13257792956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5610">
            <text:p>13257792956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8437">
            <text:p>132577929843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8437">
            <text:p>132577929843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8437">
            <text:p>132577929843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8437">
            <text:p>132577929843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8437">
            <text:p>132577929843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298437">
            <text:p>132577929843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1837">
            <text:p>132577930183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1837">
            <text:p>132577930183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1837">
            <text:p>132577930183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1837">
            <text:p>132577930183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1837">
            <text:p>132577930183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1837">
            <text:p>132577930183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4728">
            <text:p>132577930472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4728">
            <text:p>132577930472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4728">
            <text:p>132577930472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4728">
            <text:p>132577930472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4728">
            <text:p>132577930472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4728">
            <text:p>132577930472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8027">
            <text:p>132577930802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8027">
            <text:p>13257793080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8027">
            <text:p>13257793080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8027">
            <text:p>13257793080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8027">
            <text:p>132577930802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08027">
            <text:p>13257793080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331">
            <text:p>13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1000">
            <text:p>1325779311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1000">
            <text:p>1325779311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1000">
            <text:p>1325779311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1000">
            <text:p>1325779311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1000">
            <text:p>1325779311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1000">
            <text:p>1325779311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364">
            <text:p>136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3987">
            <text:p>132577931398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3987">
            <text:p>132577931398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3987">
            <text:p>132577931398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3987">
            <text:p>132577931398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3987">
            <text:p>132577931398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3987">
            <text:p>132577931398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7020">
            <text:p>132577931702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7020">
            <text:p>13257793170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7020">
            <text:p>13257793170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7020">
            <text:p>13257793170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7020">
            <text:p>132577931702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79317020">
            <text:p>13257793170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0229">
            <text:p>13257793202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0229">
            <text:p>13257793202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0229">
            <text:p>13257793202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0229">
            <text:p>13257793202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0229">
            <text:p>13257793202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0229">
            <text:p>132577932022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3356">
            <text:p>132577932335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3356">
            <text:p>132577932335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3356">
            <text:p>132577932335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3356">
            <text:p>132577932335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3356">
            <text:p>132577932335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3356">
            <text:p>132577932335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733">
            <text:p>17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7032">
            <text:p>132577932703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7032">
            <text:p>132577932703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7032">
            <text:p>132577932703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7032">
            <text:p>132577932703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7032">
            <text:p>132577932703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27032">
            <text:p>132577932703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0401">
            <text:p>1325779330401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0401">
            <text:p>1325779330401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0401">
            <text:p>1325779330401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0401">
            <text:p>1325779330401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0401">
            <text:p>1325779330401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76">
            <text:p>76</text:p>
          </table:table-cell>
          <table:table-cell office:value-type="float" office:value="4856">
            <text:p>48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0401">
            <text:p>1325779330401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3879">
            <text:p>38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9200">
            <text:p>13257793392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9200">
            <text:p>13257793392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9200">
            <text:p>13257793392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9200">
            <text:p>1325779339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9200">
            <text:p>13257793392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39200">
            <text:p>1325779339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2634">
            <text:p>132577934263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2634">
            <text:p>132577934263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2634">
            <text:p>132577934263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2634">
            <text:p>132577934263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2634">
            <text:p>132577934263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2634">
            <text:p>132577934263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617">
            <text:p>16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6068">
            <text:p>132577934606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6068">
            <text:p>132577934606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6068">
            <text:p>132577934606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6068">
            <text:p>132577934606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6068">
            <text:p>132577934606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6068">
            <text:p>132577934606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9228">
            <text:p>132577934922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9228">
            <text:p>132577934922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9228">
            <text:p>132577934922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9228">
            <text:p>132577934922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9228">
            <text:p>132577934922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49228">
            <text:p>132577934922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2366">
            <text:p>132577935236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2366">
            <text:p>132577935236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2366">
            <text:p>132577935236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2366">
            <text:p>132577935236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2366">
            <text:p>132577935236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2366">
            <text:p>132577935236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5451">
            <text:p>132577935545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5451">
            <text:p>132577935545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5451">
            <text:p>132577935545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5451">
            <text:p>132577935545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5451">
            <text:p>132577935545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564">
            <text:p>15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5451">
            <text:p>132577935545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522">
            <text:p>15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8569">
            <text:p>132577935856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8569">
            <text:p>1325779358569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8569">
            <text:p>132577935856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8569">
            <text:p>132577935856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8569">
            <text:p>132577935856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3609">
            <text:p>36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58569">
            <text:p>132577935856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5054">
            <text:p>1325779365054</text:p>
          </table:table-cell>
          <table:table-cell office:value-type="float" office:value="1">
            <text:p>1</text:p>
          </table:table-cell>
          <table:table-cell office:value-type="float" office:value="21484">
            <text:p>21484</text:p>
          </table:table-cell>
          <table:table-cell office:value-type="float" office:value="21428">
            <text:p>21428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5054">
            <text:p>132577936505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5054">
            <text:p>132577936505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5054">
            <text:p>132577936505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5054">
            <text:p>132577936505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5054">
            <text:p>132577936505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8316">
            <text:p>132577936831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8316">
            <text:p>132577936831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8316">
            <text:p>132577936831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8316">
            <text:p>132577936831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8316">
            <text:p>132577936831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68316">
            <text:p>132577936831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1672">
            <text:p>132577937167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1672">
            <text:p>132577937167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1672">
            <text:p>132577937167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1672">
            <text:p>132577937167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1672">
            <text:p>132577937167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575">
            <text:p>15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1672">
            <text:p>132577937167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4819">
            <text:p>132577937481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4819">
            <text:p>132577937481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4819">
            <text:p>132577937481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4819">
            <text:p>132577937481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4819">
            <text:p>132577937481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4819">
            <text:p>132577937481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8036">
            <text:p>132577937803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8036">
            <text:p>132577937803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8036">
            <text:p>132577937803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8036">
            <text:p>132577937803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8036">
            <text:p>132577937803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569">
            <text:p>15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78036">
            <text:p>132577937803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1164">
            <text:p>13257793811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1164">
            <text:p>13257793811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1164">
            <text:p>13257793811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1164">
            <text:p>13257793811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1164">
            <text:p>13257793811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1164">
            <text:p>13257793811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4352">
            <text:p>132577938435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4352">
            <text:p>132577938435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4352">
            <text:p>132577938435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4352">
            <text:p>132577938435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4352">
            <text:p>132577938435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583">
            <text:p>15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4352">
            <text:p>132577938435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7482">
            <text:p>1325779387482</text:p>
          </table:table-cell>
          <table:table-cell office:value-type="float" office:value="1">
            <text:p>1</text:p>
          </table:table-cell>
          <table:table-cell office:value-type="float" office:value="1690">
            <text:p>1690</text:p>
          </table:table-cell>
          <table:table-cell office:value-type="float" office:value="1635">
            <text:p>163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7482">
            <text:p>132577938748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7482">
            <text:p>132577938748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7482">
            <text:p>132577938748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7482">
            <text:p>132577938748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87482">
            <text:p>132577938748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0864">
            <text:p>132577939086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0864">
            <text:p>132577939086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0864">
            <text:p>132577939086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0864">
            <text:p>132577939086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0864">
            <text:p>132577939086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0864">
            <text:p>132577939086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3936">
            <text:p>13257793939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3936">
            <text:p>13257793939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3936">
            <text:p>13257793939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3936">
            <text:p>13257793939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3936">
            <text:p>13257793939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3936">
            <text:p>13257793939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6812">
            <text:p>1325779396812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6812">
            <text:p>132577939681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6812">
            <text:p>132577939681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6812">
            <text:p>132577939681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6812">
            <text:p>132577939681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6812">
            <text:p>132577939681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9878">
            <text:p>13257793998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9878">
            <text:p>132577939987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9878">
            <text:p>132577939987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9878">
            <text:p>132577939987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9878">
            <text:p>132577939987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399878">
            <text:p>132577939987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3681">
            <text:p>132577940368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3681">
            <text:p>132577940368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3681">
            <text:p>132577940368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3681">
            <text:p>132577940368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3681">
            <text:p>132577940368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3681">
            <text:p>132577940368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6765">
            <text:p>132577940676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6765">
            <text:p>132577940676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6765">
            <text:p>132577940676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6765">
            <text:p>132577940676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6765">
            <text:p>132577940676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6765">
            <text:p>132577940676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9986">
            <text:p>132577940998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9986">
            <text:p>132577940998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9986">
            <text:p>132577940998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9986">
            <text:p>132577940998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9986">
            <text:p>132577940998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09986">
            <text:p>132577940998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654">
            <text:p>16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3551">
            <text:p>13257794135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3551">
            <text:p>13257794135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3551">
            <text:p>13257794135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3551">
            <text:p>132577941355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3551">
            <text:p>13257794135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171">
            <text:p>21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3551">
            <text:p>132577941355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7527">
            <text:p>132577941752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7527">
            <text:p>132577941752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7527">
            <text:p>132577941752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7527">
            <text:p>132577941752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7527">
            <text:p>132577941752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17527">
            <text:p>132577941752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852">
            <text:p>18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1290">
            <text:p>132577942129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1290">
            <text:p>132577942129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1290">
            <text:p>132577942129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1290">
            <text:p>132577942129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1290">
            <text:p>132577942129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1290">
            <text:p>132577942129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553">
            <text:p>15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4455">
            <text:p>13257794244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4455">
            <text:p>13257794244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4455">
            <text:p>13257794244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4455">
            <text:p>13257794244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4455">
            <text:p>13257794244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4455">
            <text:p>13257794244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7532">
            <text:p>132577942753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7532">
            <text:p>132577942753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7532">
            <text:p>132577942753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7532">
            <text:p>132577942753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7532">
            <text:p>132577942753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27532">
            <text:p>132577942753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0567">
            <text:p>132577943056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0567">
            <text:p>132577943056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0567">
            <text:p>132577943056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0567">
            <text:p>132577943056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0567">
            <text:p>132577943056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0567">
            <text:p>132577943056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3627">
            <text:p>132577943362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3627">
            <text:p>132577943362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3627">
            <text:p>132577943362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3627">
            <text:p>132577943362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3627">
            <text:p>132577943362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3627">
            <text:p>132577943362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7116">
            <text:p>13257794371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7116">
            <text:p>13257794371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7116">
            <text:p>13257794371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7116">
            <text:p>13257794371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7116">
            <text:p>13257794371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37116">
            <text:p>13257794371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0049">
            <text:p>132577944004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0049">
            <text:p>132577944004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0049">
            <text:p>132577944004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0049">
            <text:p>132577944004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0049">
            <text:p>132577944004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0049">
            <text:p>132577944004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2988">
            <text:p>1325779442988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2988">
            <text:p>132577944298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2988">
            <text:p>132577944298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2988">
            <text:p>132577944298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2988">
            <text:p>132577944298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2988">
            <text:p>132577944298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6094">
            <text:p>132577944609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6094">
            <text:p>132577944609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6094">
            <text:p>132577944609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6094">
            <text:p>132577944609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6094">
            <text:p>132577944609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6094">
            <text:p>132577944609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9259">
            <text:p>132577944925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9259">
            <text:p>132577944925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9259">
            <text:p>13257794492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9259">
            <text:p>13257794492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9259">
            <text:p>132577944925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49259">
            <text:p>13257794492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2447">
            <text:p>13257794524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2447">
            <text:p>132577945244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2447">
            <text:p>132577945244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2447">
            <text:p>132577945244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2447">
            <text:p>132577945244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2447">
            <text:p>132577945244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5803">
            <text:p>132577945580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5803">
            <text:p>132577945580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5803">
            <text:p>132577945580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5803">
            <text:p>132577945580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5803">
            <text:p>132577945580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5803">
            <text:p>132577945580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604">
            <text:p>16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9089">
            <text:p>132577945908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9089">
            <text:p>132577945908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9089">
            <text:p>132577945908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9089">
            <text:p>132577945908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9089">
            <text:p>132577945908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59089">
            <text:p>132577945908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62581">
            <text:p>1325779462581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62581">
            <text:p>1325779462581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176">
            <text:p>17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62581">
            <text:p>1325779462581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62581">
            <text:p>1325779462581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172">
            <text:p>1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62581">
            <text:p>132577946258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2">
            <text:p>102</text:p>
          </table:table-cell>
          <table:table-cell office:value-type="float" office:value="5044">
            <text:p>50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62581">
            <text:p>1325779462581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17">
            <text:p>117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2792">
            <text:p>1325779472792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2792">
            <text:p>132577947279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2792">
            <text:p>132577947279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2792">
            <text:p>132577947279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2792">
            <text:p>1325779472792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2792">
            <text:p>132577947279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6617">
            <text:p>132577947661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6617">
            <text:p>132577947661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6617">
            <text:p>132577947661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6617">
            <text:p>132577947661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6617">
            <text:p>132577947661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6617">
            <text:p>132577947661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9676">
            <text:p>132577947967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9676">
            <text:p>13257794796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9676">
            <text:p>13257794796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9676">
            <text:p>13257794796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9676">
            <text:p>132577947967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606">
            <text:p>16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79676">
            <text:p>132577947967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2767">
            <text:p>132577948276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2767">
            <text:p>132577948276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2767">
            <text:p>132577948276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2767">
            <text:p>132577948276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2767">
            <text:p>132577948276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2767">
            <text:p>132577948276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5918">
            <text:p>132577948591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5918">
            <text:p>132577948591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5918">
            <text:p>132577948591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5918">
            <text:p>132577948591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5918">
            <text:p>132577948591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5918">
            <text:p>1325779485918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9189">
            <text:p>13257794891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9189">
            <text:p>13257794891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9189">
            <text:p>13257794891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9189">
            <text:p>13257794891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9189">
            <text:p>13257794891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89189">
            <text:p>13257794891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2300">
            <text:p>13257794923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2300">
            <text:p>1325779492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2300">
            <text:p>1325779492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2300">
            <text:p>1325779492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2300">
            <text:p>13257794923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2300">
            <text:p>1325779492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5572">
            <text:p>132577949557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5572">
            <text:p>132577949557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5572">
            <text:p>132577949557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5572">
            <text:p>132577949557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5572">
            <text:p>132577949557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79495572">
            <text:p>132577949557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53">
            <text:p>15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498784">
            <text:p>132577949878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498784">
            <text:p>132577949878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498784">
            <text:p>132577949878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498784">
            <text:p>132577949878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498784">
            <text:p>132577949878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498784">
            <text:p>132577949878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09157">
            <text:p>132577950915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09157">
            <text:p>132577950915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09157">
            <text:p>132577950915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09157">
            <text:p>132577950915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09157">
            <text:p>132577950915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744">
            <text:p>57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09157">
            <text:p>132577950915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20007">
            <text:p>1325779520007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20007">
            <text:p>132577952000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20007">
            <text:p>1325779520007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20007">
            <text:p>132577952000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20007">
            <text:p>132577952000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234">
            <text:p>52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20007">
            <text:p>132577952000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314">
            <text:p>53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30769">
            <text:p>132577953076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30769">
            <text:p>13257795307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30769">
            <text:p>13257795307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30769">
            <text:p>13257795307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30769">
            <text:p>132577953076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27">
            <text:p>50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30769">
            <text:p>132577953076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40849">
            <text:p>1325779540849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40849">
            <text:p>132577954084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40849">
            <text:p>1325779540849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40849">
            <text:p>1325779540849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40849">
            <text:p>132577954084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005">
            <text:p>50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40849">
            <text:p>13257795408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222">
            <text:p>52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51333">
            <text:p>132577955133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51333">
            <text:p>13257795513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51333">
            <text:p>13257795513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51333">
            <text:p>13257795513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51333">
            <text:p>132577955133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44">
            <text:p>50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51333">
            <text:p>13257795513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60977">
            <text:p>132577956097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60977">
            <text:p>132577956097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60977">
            <text:p>132577956097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60977">
            <text:p>132577956097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60977">
            <text:p>132577956097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04">
            <text:p>50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60977">
            <text:p>132577956097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71070">
            <text:p>132577957107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71070">
            <text:p>132577957107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71070">
            <text:p>132577957107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71070">
            <text:p>132577957107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71070">
            <text:p>132577957107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117">
            <text:p>51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71070">
            <text:p>132577957107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221">
            <text:p>52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81473">
            <text:p>132577958147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81473">
            <text:p>132577958147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81473">
            <text:p>132577958147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81473">
            <text:p>132577958147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81473">
            <text:p>132577958147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84">
            <text:p>51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81473">
            <text:p>132577958147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02">
            <text:p>50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91714">
            <text:p>13257795917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91714">
            <text:p>13257795917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91714">
            <text:p>13257795917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91714">
            <text:p>13257795917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91714">
            <text:p>132577959171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591714">
            <text:p>13257795917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964">
            <text:p>496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01735">
            <text:p>132577960173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01735">
            <text:p>132577960173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01735">
            <text:p>132577960173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01735">
            <text:p>132577960173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01735">
            <text:p>132577960173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399">
            <text:p>53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01735">
            <text:p>132577960173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216">
            <text:p>52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12433">
            <text:p>132577961243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12433">
            <text:p>132577961243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12433">
            <text:p>132577961243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12433">
            <text:p>132577961243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12433">
            <text:p>132577961243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83">
            <text:p>50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12433">
            <text:p>132577961243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636">
            <text:p>56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23283">
            <text:p>132577962328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23283">
            <text:p>132577962328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23283">
            <text:p>132577962328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23283">
            <text:p>132577962328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23283">
            <text:p>132577962328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23283">
            <text:p>132577962328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817">
            <text:p>48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33207">
            <text:p>132577963320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33207">
            <text:p>132577963320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33207">
            <text:p>132577963320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33207">
            <text:p>132577963320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33207">
            <text:p>132577963320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301">
            <text:p>53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33207">
            <text:p>132577963320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43693">
            <text:p>1325779643693</text:p>
          </table:table-cell>
          <table:table-cell office:value-type="float" office:value="0">
            <text:p>0</text:p>
          </table:table-cell>
          <table:table-cell office:value-type="float" office:value="212162">
            <text:p>212162</text:p>
          </table:table-cell>
          <table:table-cell office:value-type="float" office:value="212124">
            <text:p>212124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43693">
            <text:p>132577964369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43693">
            <text:p>132577964369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43693">
            <text:p>132577964369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43693">
            <text:p>132577964369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036">
            <text:p>50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43693">
            <text:p>132577964369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58885">
            <text:p>13257796588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58885">
            <text:p>13257796588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58885">
            <text:p>13257796588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58885">
            <text:p>13257796588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58885">
            <text:p>13257796588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473">
            <text:p>54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58885">
            <text:p>13257796588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568">
            <text:p>4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68973">
            <text:p>132577966897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68973">
            <text:p>132577966897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68973">
            <text:p>132577966897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68973">
            <text:p>132577966897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68973">
            <text:p>132577966897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68973">
            <text:p>132577966897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38">
            <text:p>50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79065">
            <text:p>132577967906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79065">
            <text:p>132577967906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79065">
            <text:p>132577967906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79065">
            <text:p>132577967906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79065">
            <text:p>132577967906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116">
            <text:p>51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79065">
            <text:p>132577967906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89362">
            <text:p>132577968936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89362">
            <text:p>132577968936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89362">
            <text:p>132577968936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89362">
            <text:p>132577968936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89362">
            <text:p>132577968936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89362">
            <text:p>132577968936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99125">
            <text:p>132577969912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99125">
            <text:p>13257796991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99125">
            <text:p>13257796991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99125">
            <text:p>13257796991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99125">
            <text:p>132577969912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699125">
            <text:p>132577969912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062">
            <text:p>50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09274">
            <text:p>13257797092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09274">
            <text:p>13257797092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09274">
            <text:p>13257797092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09274">
            <text:p>13257797092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09274">
            <text:p>132577970927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047">
            <text:p>50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09274">
            <text:p>13257797092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012">
            <text:p>50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19382">
            <text:p>132577971938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19382">
            <text:p>132577971938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19382">
            <text:p>132577971938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19382">
            <text:p>132577971938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19382">
            <text:p>132577971938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33">
            <text:p>50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19382">
            <text:p>132577971938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36">
            <text:p>50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29501">
            <text:p>132577972950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29501">
            <text:p>132577972950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29501">
            <text:p>132577972950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29501">
            <text:p>132577972950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29501">
            <text:p>132577972950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29501">
            <text:p>132577972950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5252">
            <text:p>52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39809">
            <text:p>132577973980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39809">
            <text:p>132577973980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39809">
            <text:p>132577973980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39809">
            <text:p>132577973980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39809">
            <text:p>132577973980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39809">
            <text:p>132577973980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047">
            <text:p>50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49925">
            <text:p>13257797499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49925">
            <text:p>13257797499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49925">
            <text:p>13257797499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49925">
            <text:p>13257797499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49925">
            <text:p>132577974992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29">
            <text:p>51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49925">
            <text:p>132577974992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397">
            <text:p>53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60505">
            <text:p>132577976050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60505">
            <text:p>132577976050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60505">
            <text:p>132577976050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60505">
            <text:p>132577976050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60505">
            <text:p>132577976050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82">
            <text:p>50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60505">
            <text:p>132577976050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70662">
            <text:p>132577977066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70662">
            <text:p>132577977066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70662">
            <text:p>132577977066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70662">
            <text:p>132577977066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70662">
            <text:p>132577977066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70662">
            <text:p>132577977066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268">
            <text:p>52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81000">
            <text:p>13257797810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81000">
            <text:p>13257797810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81000">
            <text:p>13257797810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81000">
            <text:p>13257797810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81000">
            <text:p>1325779781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211">
            <text:p>52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81000">
            <text:p>13257797810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91312">
            <text:p>1325779791312</text:p>
          </table:table-cell>
          <table:table-cell office:value-type="float" office:value="0">
            <text:p>0</text:p>
          </table:table-cell>
          <table:table-cell office:value-type="float" office:value="217064">
            <text:p>217064</text:p>
          </table:table-cell>
          <table:table-cell office:value-type="float" office:value="217042">
            <text:p>217042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91312">
            <text:p>132577979131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91312">
            <text:p>132577979131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91312">
            <text:p>132577979131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91312">
            <text:p>132577979131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030">
            <text:p>50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791312">
            <text:p>132577979131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06457">
            <text:p>132577980645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06457">
            <text:p>132577980645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06457">
            <text:p>132577980645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06457">
            <text:p>132577980645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06457">
            <text:p>132577980645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06457">
            <text:p>132577980645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16450">
            <text:p>132577981645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16450">
            <text:p>132577981645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16450">
            <text:p>132577981645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16450">
            <text:p>132577981645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16450">
            <text:p>13257798164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351">
            <text:p>53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16450">
            <text:p>13257798164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5048">
            <text:p>50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26911">
            <text:p>13257798269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26911">
            <text:p>13257798269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26911">
            <text:p>13257798269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26911">
            <text:p>13257798269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26911">
            <text:p>132577982691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42">
            <text:p>50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26911">
            <text:p>132577982691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90">
            <text:p>51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37200">
            <text:p>132577983720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37200">
            <text:p>132577983720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37200">
            <text:p>1325779837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37200">
            <text:p>1325779837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37200">
            <text:p>132577983720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229">
            <text:p>52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37200">
            <text:p>1325779837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437">
            <text:p>44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46917">
            <text:p>132577984691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46917">
            <text:p>1325779846917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46917">
            <text:p>1325779846917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46917">
            <text:p>1325779846917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46917">
            <text:p>132577984691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46917">
            <text:p>132577984691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818">
            <text:p>58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58216">
            <text:p>132577985821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58216">
            <text:p>13257798582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58216">
            <text:p>13257798582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58216">
            <text:p>132577985821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58216">
            <text:p>132577985821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22">
            <text:p>51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58216">
            <text:p>132577985821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063">
            <text:p>50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68471">
            <text:p>13257798684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68471">
            <text:p>132577986847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68471">
            <text:p>132577986847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68471">
            <text:p>132577986847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68471">
            <text:p>132577986847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68471">
            <text:p>132577986847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78471">
            <text:p>1325779878471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78471">
            <text:p>1325779878471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78471">
            <text:p>132577987847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78471">
            <text:p>132577987847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45">
            <text:p>14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78471">
            <text:p>132577987847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247">
            <text:p>52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78471">
            <text:p>132577987847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89052">
            <text:p>132577988905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89052">
            <text:p>132577988905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89052">
            <text:p>132577988905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89052">
            <text:p>132577988905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89052">
            <text:p>132577988905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89052">
            <text:p>132577988905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011">
            <text:p>50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99188">
            <text:p>132577989918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99188">
            <text:p>132577989918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99188">
            <text:p>132577989918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99188">
            <text:p>132577989918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99188">
            <text:p>132577989918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076">
            <text:p>50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899188">
            <text:p>132577989918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27">
            <text:p>50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09348">
            <text:p>1325779909348</text:p>
          </table:table-cell>
          <table:table-cell office:value-type="float" office:value="0">
            <text:p>0</text:p>
          </table:table-cell>
          <table:table-cell office:value-type="float" office:value="197622">
            <text:p>197622</text:p>
          </table:table-cell>
          <table:table-cell office:value-type="float" office:value="197586">
            <text:p>197586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09348">
            <text:p>132577990934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09348">
            <text:p>132577990934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09348">
            <text:p>132577990934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09348">
            <text:p>132577990934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105">
            <text:p>51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09348">
            <text:p>132577990934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882">
            <text:p>48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24390">
            <text:p>1325779924390</text:p>
          </table:table-cell>
          <table:table-cell office:value-type="float" office:value="0">
            <text:p>0</text:p>
          </table:table-cell>
          <table:table-cell office:value-type="float" office:value="195364">
            <text:p>195364</text:p>
          </table:table-cell>
          <table:table-cell office:value-type="float" office:value="195331">
            <text:p>195331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24390">
            <text:p>132577992439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24390">
            <text:p>132577992439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24390">
            <text:p>132577992439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24390">
            <text:p>132577992439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053">
            <text:p>50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24390">
            <text:p>132577992439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5082">
            <text:p>50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39610">
            <text:p>13257799396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39610">
            <text:p>13257799396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39610">
            <text:p>13257799396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39610">
            <text:p>13257799396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39610">
            <text:p>132577993961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39610">
            <text:p>132577993961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49736">
            <text:p>132577994973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49736">
            <text:p>132577994973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49736">
            <text:p>132577994973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49736">
            <text:p>132577994973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49736">
            <text:p>132577994973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209">
            <text:p>52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49736">
            <text:p>13257799497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722">
            <text:p>57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60752">
            <text:p>1325779960752</text:p>
          </table:table-cell>
          <table:table-cell office:value-type="float" office:value="1">
            <text:p>1</text:p>
          </table:table-cell>
          <table:table-cell office:value-type="float" office:value="1974">
            <text:p>1974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60752">
            <text:p>132577996075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60752">
            <text:p>132577996075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60752">
            <text:p>132577996075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60752">
            <text:p>132577996075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60752">
            <text:p>132577996075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5287">
            <text:p>52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71179">
            <text:p>132577997117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71179">
            <text:p>132577997117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71179">
            <text:p>132577997117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71179">
            <text:p>132577997117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71179">
            <text:p>132577997117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71179">
            <text:p>132577997117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291">
            <text:p>52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81639">
            <text:p>132577998163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81639">
            <text:p>132577998163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81639">
            <text:p>132577998163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81639">
            <text:p>132577998163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81639">
            <text:p>13257799816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81639">
            <text:p>132577998163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91725">
            <text:p>132577999172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91725">
            <text:p>132577999172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91725">
            <text:p>132577999172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91725">
            <text:p>132577999172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91725">
            <text:p>132577999172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79991725">
            <text:p>132577999172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274">
            <text:p>52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02275">
            <text:p>132578000227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02275">
            <text:p>132578000227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02275">
            <text:p>132578000227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02275">
            <text:p>132578000227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02275">
            <text:p>132578000227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032">
            <text:p>50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02275">
            <text:p>132578000227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12510">
            <text:p>132578001251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12510">
            <text:p>132578001251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12510">
            <text:p>132578001251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12510">
            <text:p>132578001251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12510">
            <text:p>13257800125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32">
            <text:p>54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12510">
            <text:p>13257800125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181">
            <text:p>518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23176">
            <text:p>1325780023176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463">
            <text:p>146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23176">
            <text:p>132578002317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23176">
            <text:p>132578002317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23176">
            <text:p>132578002317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23176">
            <text:p>132578002317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185">
            <text:p>51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0023176">
            <text:p>132578002317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213">
            <text:p>52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33749">
            <text:p>1325780033749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346">
            <text:p>34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33749">
            <text:p>1325780033749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33749">
            <text:p>1325780033749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33749">
            <text:p>1325780033749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33749">
            <text:p>132578003374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05">
            <text:p>51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33749">
            <text:p>132578003374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33">
            <text:p>50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43994">
            <text:p>132578004399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43994">
            <text:p>1325780043994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43994">
            <text:p>1325780043994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43994">
            <text:p>1325780043994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43994">
            <text:p>132578004399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43994">
            <text:p>132578004399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54127">
            <text:p>132578005412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54127">
            <text:p>132578005412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54127">
            <text:p>132578005412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54127">
            <text:p>132578005412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54127">
            <text:p>132578005412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54127">
            <text:p>132578005412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129">
            <text:p>51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64362">
            <text:p>132578006436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64362">
            <text:p>132578006436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64362">
            <text:p>132578006436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64362">
            <text:p>132578006436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64362">
            <text:p>132578006436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64362">
            <text:p>132578006436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19">
            <text:p>50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74483">
            <text:p>132578007448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74483">
            <text:p>132578007448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74483">
            <text:p>132578007448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74483">
            <text:p>132578007448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74483">
            <text:p>132578007448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21">
            <text:p>50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74483">
            <text:p>132578007448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84631">
            <text:p>1325780084631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84631">
            <text:p>1325780084631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84631">
            <text:p>1325780084631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84631">
            <text:p>1325780084631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84631">
            <text:p>132578008463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84631">
            <text:p>13257800846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38">
            <text:p>50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94772">
            <text:p>1325780094772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94772">
            <text:p>1325780094772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94772">
            <text:p>1325780094772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94772">
            <text:p>1325780094772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94772">
            <text:p>132578009477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50">
            <text:p>50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094772">
            <text:p>132578009477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87">
            <text:p>50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05000">
            <text:p>132578010500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05000">
            <text:p>132578010500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05000">
            <text:p>132578010500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05000">
            <text:p>132578010500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05000">
            <text:p>132578010500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32">
            <text:p>50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05000">
            <text:p>13257801050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02">
            <text:p>51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15214">
            <text:p>132578011521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15214">
            <text:p>132578011521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15214">
            <text:p>132578011521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15214">
            <text:p>132578011521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15214">
            <text:p>132578011521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15214">
            <text:p>13257801152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25444">
            <text:p>132578012544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25444">
            <text:p>132578012544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25444">
            <text:p>132578012544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25444">
            <text:p>132578012544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25444">
            <text:p>132578012544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21">
            <text:p>50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25444">
            <text:p>132578012544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35682">
            <text:p>132578013568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35682">
            <text:p>132578013568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35682">
            <text:p>132578013568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35682">
            <text:p>132578013568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35682">
            <text:p>132578013568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25">
            <text:p>50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35682">
            <text:p>132578013568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09">
            <text:p>50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45825">
            <text:p>132578014582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45825">
            <text:p>1325780145825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45825">
            <text:p>13257801458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45825">
            <text:p>13257801458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45825">
            <text:p>132578014582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45825">
            <text:p>132578014582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97">
            <text:p>50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56144">
            <text:p>1325780156144</text:p>
          </table:table-cell>
          <table:table-cell office:value-type="float" office:value="1">
            <text:p>1</text:p>
          </table:table-cell>
          <table:table-cell office:value-type="float" office:value="2875">
            <text:p>2875</text:p>
          </table:table-cell>
          <table:table-cell office:value-type="float" office:value="2794">
            <text:p>279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56144">
            <text:p>132578015614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56144">
            <text:p>132578015614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56144">
            <text:p>132578015614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56144">
            <text:p>132578015614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56144">
            <text:p>132578015614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02">
            <text:p>50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66395">
            <text:p>132578016639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66395">
            <text:p>132578016639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66395">
            <text:p>132578016639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66395">
            <text:p>1325780166395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66395">
            <text:p>132578016639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63">
            <text:p>50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66395">
            <text:p>132578016639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76602">
            <text:p>1325780176602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76602">
            <text:p>132578017660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76602">
            <text:p>132578017660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76602">
            <text:p>132578017660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76602">
            <text:p>132578017660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76602">
            <text:p>132578017660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153">
            <text:p>51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87072">
            <text:p>132578018707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87072">
            <text:p>132578018707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87072">
            <text:p>132578018707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87072">
            <text:p>132578018707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87072">
            <text:p>132578018707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18">
            <text:p>50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87072">
            <text:p>132578018707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97279">
            <text:p>1325780197279</text:p>
          </table:table-cell>
          <table:table-cell office:value-type="float" office:value="0">
            <text:p>0</text:p>
          </table:table-cell>
          <table:table-cell office:value-type="float" office:value="243743">
            <text:p>243743</text:p>
          </table:table-cell>
          <table:table-cell office:value-type="float" office:value="243654">
            <text:p>243654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97279">
            <text:p>1325780197279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97279">
            <text:p>1325780197279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97279">
            <text:p>1325780197279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97279">
            <text:p>132578019727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197279">
            <text:p>13257801972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05">
            <text:p>51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12536">
            <text:p>132578021253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12536">
            <text:p>132578021253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12536">
            <text:p>132578021253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12536">
            <text:p>132578021253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12536">
            <text:p>13257802125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12536">
            <text:p>13257802125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02">
            <text:p>51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22834">
            <text:p>132578022283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22834">
            <text:p>132578022283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22834">
            <text:p>132578022283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22834">
            <text:p>132578022283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22834">
            <text:p>13257802228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3">
            <text:p>51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22834">
            <text:p>132578022283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33111">
            <text:p>13257802331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33111">
            <text:p>132578023311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33111">
            <text:p>132578023311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33111">
            <text:p>132578023311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33111">
            <text:p>132578023311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91">
            <text:p>50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33111">
            <text:p>132578023311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43304">
            <text:p>1325780243304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43304">
            <text:p>132578024330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43304">
            <text:p>132578024330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43304">
            <text:p>132578024330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43304">
            <text:p>132578024330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30">
            <text:p>50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43304">
            <text:p>132578024330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53503">
            <text:p>132578025350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53503">
            <text:p>132578025350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53503">
            <text:p>132578025350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53503">
            <text:p>132578025350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53503">
            <text:p>132578025350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53503">
            <text:p>132578025350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63740">
            <text:p>132578026374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63740">
            <text:p>132578026374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63740">
            <text:p>132578026374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63740">
            <text:p>132578026374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63740">
            <text:p>13257802637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165">
            <text:p>51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63740">
            <text:p>132578026374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62">
            <text:p>50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74195">
            <text:p>132578027419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74195">
            <text:p>132578027419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74195">
            <text:p>132578027419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74195">
            <text:p>132578027419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74195">
            <text:p>132578027419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96">
            <text:p>51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74195">
            <text:p>132578027419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85">
            <text:p>50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84571">
            <text:p>1325780284571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84571">
            <text:p>132578028457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84571">
            <text:p>132578028457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84571">
            <text:p>132578028457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84571">
            <text:p>132578028457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91">
            <text:p>50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84571">
            <text:p>132578028457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94781">
            <text:p>1325780294781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94781">
            <text:p>1325780294781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94781">
            <text:p>1325780294781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94781">
            <text:p>1325780294781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94781">
            <text:p>132578029478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94">
            <text:p>50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294781">
            <text:p>132578029478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038">
            <text:p>50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05001">
            <text:p>132578030500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05001">
            <text:p>132578030500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05001">
            <text:p>132578030500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05001">
            <text:p>132578030500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05001">
            <text:p>132578030500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05001">
            <text:p>132578030500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02">
            <text:p>50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15174">
            <text:p>1325780315174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15174">
            <text:p>132578031517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15174">
            <text:p>132578031517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15174">
            <text:p>132578031517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15174">
            <text:p>132578031517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04">
            <text:p>50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15174">
            <text:p>132578031517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85">
            <text:p>50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25362">
            <text:p>1325780325362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25362">
            <text:p>1325780325362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204">
            <text:p>20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25362">
            <text:p>1325780325362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25362">
            <text:p>1325780325362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25362">
            <text:p>132578032536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92">
            <text:p>50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25362">
            <text:p>132578032536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04">
            <text:p>50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35761">
            <text:p>132578033576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35761">
            <text:p>132578033576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35761">
            <text:p>132578033576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35761">
            <text:p>132578033576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35761">
            <text:p>132578033576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35761">
            <text:p>132578033576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45893">
            <text:p>1325780345893</text:p>
          </table:table-cell>
          <table:table-cell office:value-type="float" office:value="0">
            <text:p>0</text:p>
          </table:table-cell>
          <table:table-cell office:value-type="float" office:value="264844">
            <text:p>264844</text:p>
          </table:table-cell>
          <table:table-cell office:value-type="float" office:value="264755">
            <text:p>264755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45893">
            <text:p>132578034589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45893">
            <text:p>1325780345893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45893">
            <text:p>132578034589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45893">
            <text:p>132578034589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05">
            <text:p>51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45893">
            <text:p>132578034589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61174">
            <text:p>1325780361174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61174">
            <text:p>132578036117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61174">
            <text:p>132578036117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61174">
            <text:p>1325780361174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61174">
            <text:p>132578036117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92">
            <text:p>50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61174">
            <text:p>132578036117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71475">
            <text:p>1325780371475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71475">
            <text:p>1325780371475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71475">
            <text:p>1325780371475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71475">
            <text:p>1325780371475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71475">
            <text:p>132578037147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71475">
            <text:p>132578037147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9">
            <text:p>50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81684">
            <text:p>1325780381684</text:p>
          </table:table-cell>
          <table:table-cell office:value-type="float" office:value="1">
            <text:p>1</text:p>
          </table:table-cell>
          <table:table-cell office:value-type="float" office:value="30629">
            <text:p>30629</text:p>
          </table:table-cell>
          <table:table-cell office:value-type="float" office:value="30547">
            <text:p>30547</text:p>
          </table:table-cell>
          <table:table-cell office:value-type="float" office:value="735">
            <text:p>7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81684">
            <text:p>1325780381684</text:p>
          </table:table-cell>
          <table:table-cell office:value-type="float" office:value="0">
            <text:p>0</text:p>
          </table:table-cell>
          <table:table-cell office:value-type="float" office:value="13359">
            <text:p>13359</text:p>
          </table:table-cell>
          <table:table-cell office:value-type="float" office:value="13276">
            <text:p>13276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81684">
            <text:p>1325780381684</text:p>
          </table:table-cell>
          <table:table-cell office:value-type="float" office:value="1">
            <text:p>1</text:p>
          </table:table-cell>
          <table:table-cell office:value-type="float" office:value="22569">
            <text:p>22569</text:p>
          </table:table-cell>
          <table:table-cell office:value-type="float" office:value="22488">
            <text:p>22488</text:p>
          </table:table-cell>
          <table:table-cell office:value-type="float" office:value="2989">
            <text:p>298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81684">
            <text:p>1325780381684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160">
            <text:p>616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81684">
            <text:p>132578038168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381684">
            <text:p>132578038168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030">
            <text:p>50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05461">
            <text:p>132578040546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05461">
            <text:p>132578040546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05461">
            <text:p>132578040546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05461">
            <text:p>132578040546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05461">
            <text:p>132578040546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13">
            <text:p>51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05461">
            <text:p>132578040546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15693">
            <text:p>132578041569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15693">
            <text:p>132578041569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15693">
            <text:p>132578041569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15693">
            <text:p>132578041569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15693">
            <text:p>132578041569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15693">
            <text:p>132578041569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54">
            <text:p>51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25934">
            <text:p>132578042593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25934">
            <text:p>132578042593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25934">
            <text:p>132578042593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25934">
            <text:p>132578042593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25934">
            <text:p>13257804259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65">
            <text:p>50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25934">
            <text:p>132578042593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36139">
            <text:p>132578043613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36139">
            <text:p>132578043613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36139">
            <text:p>132578043613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36139">
            <text:p>132578043613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36139">
            <text:p>132578043613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62">
            <text:p>50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36139">
            <text:p>13257804361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46403">
            <text:p>132578044640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46403">
            <text:p>132578044640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46403">
            <text:p>132578044640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46403">
            <text:p>132578044640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46403">
            <text:p>132578044640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83">
            <text:p>50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46403">
            <text:p>132578044640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106">
            <text:p>510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56697">
            <text:p>1325780456697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56697">
            <text:p>1325780456697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56697">
            <text:p>1325780456697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56697">
            <text:p>1325780456697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56697">
            <text:p>132578045669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74">
            <text:p>50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56697">
            <text:p>132578045669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26">
            <text:p>50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66888">
            <text:p>132578046688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66888">
            <text:p>132578046688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66888">
            <text:p>132578046688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66888">
            <text:p>132578046688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66888">
            <text:p>132578046688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66888">
            <text:p>132578046688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42">
            <text:p>50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77138">
            <text:p>132578047713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77138">
            <text:p>132578047713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77138">
            <text:p>132578047713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77138">
            <text:p>132578047713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77138">
            <text:p>132578047713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77138">
            <text:p>132578047713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87309">
            <text:p>132578048730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87309">
            <text:p>132578048730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87309">
            <text:p>132578048730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87309">
            <text:p>132578048730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87309">
            <text:p>132578048730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87309">
            <text:p>132578048730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97401">
            <text:p>132578049740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97401">
            <text:p>132578049740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97401">
            <text:p>132578049740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97401">
            <text:p>132578049740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97401">
            <text:p>132578049740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58">
            <text:p>51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497401">
            <text:p>132578049740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07644">
            <text:p>132578050764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07644">
            <text:p>132578050764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07644">
            <text:p>132578050764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07644">
            <text:p>132578050764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07644">
            <text:p>132578050764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07644">
            <text:p>132578050764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57">
            <text:p>505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17907">
            <text:p>132578051790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17907">
            <text:p>132578051790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17907">
            <text:p>132578051790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17907">
            <text:p>132578051790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17907">
            <text:p>132578051790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87">
            <text:p>50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17907">
            <text:p>132578051790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28168">
            <text:p>132578052816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28168">
            <text:p>132578052816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28168">
            <text:p>132578052816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28168">
            <text:p>132578052816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28168">
            <text:p>132578052816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28168">
            <text:p>132578052816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38411">
            <text:p>1325780538411</text:p>
          </table:table-cell>
          <table:table-cell office:value-type="float" office:value="0">
            <text:p>0</text:p>
          </table:table-cell>
          <table:table-cell office:value-type="float" office:value="252554">
            <text:p>252554</text:p>
          </table:table-cell>
          <table:table-cell office:value-type="float" office:value="252465">
            <text:p>252465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38411">
            <text:p>1325780538411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38411">
            <text:p>132578053841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38411">
            <text:p>132578053841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38411">
            <text:p>13257805384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22">
            <text:p>50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38411">
            <text:p>132578053841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53544">
            <text:p>1325780553544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53544">
            <text:p>132578055354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53544">
            <text:p>132578055354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53544">
            <text:p>132578055354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53544">
            <text:p>132578055354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68">
            <text:p>506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53544">
            <text:p>132578055354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84">
            <text:p>51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63880">
            <text:p>132578056388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63880">
            <text:p>132578056388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63880">
            <text:p>132578056388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63880">
            <text:p>132578056388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63880">
            <text:p>132578056388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91">
            <text:p>51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0563880">
            <text:p>132578056388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46">
            <text:p>50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74207">
            <text:p>1325780574207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311">
            <text:p>3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74207">
            <text:p>1325780574207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74207">
            <text:p>1325780574207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74207">
            <text:p>1325780574207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74207">
            <text:p>132578057420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25">
            <text:p>51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74207">
            <text:p>132578057420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39">
            <text:p>51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84584">
            <text:p>1325780584584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84584">
            <text:p>1325780584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84584">
            <text:p>1325780584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84584">
            <text:p>1325780584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84584">
            <text:p>132578058458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93">
            <text:p>50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84584">
            <text:p>132578058458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9">
            <text:p>50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94831">
            <text:p>132578059483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94831">
            <text:p>132578059483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94831">
            <text:p>132578059483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94831">
            <text:p>132578059483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94831">
            <text:p>132578059483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594831">
            <text:p>13257805948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05065">
            <text:p>132578060506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05065">
            <text:p>132578060506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05065">
            <text:p>132578060506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05065">
            <text:p>132578060506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05065">
            <text:p>132578060506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05065">
            <text:p>132578060506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24">
            <text:p>51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15408">
            <text:p>1325780615408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15408">
            <text:p>132578061540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15408">
            <text:p>132578061540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15408">
            <text:p>132578061540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15408">
            <text:p>132578061540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12">
            <text:p>50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15408">
            <text:p>132578061540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25568">
            <text:p>1325780625568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25568">
            <text:p>1325780625568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25568">
            <text:p>1325780625568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25568">
            <text:p>1325780625568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25568">
            <text:p>132578062556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25568">
            <text:p>132578062556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35854">
            <text:p>1325780635854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35854">
            <text:p>132578063585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35854">
            <text:p>132578063585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35854">
            <text:p>132578063585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35854">
            <text:p>132578063585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35854">
            <text:p>13257806358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42">
            <text:p>51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46199">
            <text:p>1325780646199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46199">
            <text:p>1325780646199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46199">
            <text:p>132578064619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46199">
            <text:p>132578064619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46199">
            <text:p>132578064619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46199">
            <text:p>132578064619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10">
            <text:p>50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56501">
            <text:p>132578065650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56501">
            <text:p>132578065650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56501">
            <text:p>132578065650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56501">
            <text:p>132578065650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56501">
            <text:p>132578065650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56501">
            <text:p>132578065650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1">
            <text:p>508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66807">
            <text:p>132578066680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66807">
            <text:p>132578066680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66807">
            <text:p>1325780666807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66807">
            <text:p>1325780666807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66807">
            <text:p>132578066680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225">
            <text:p>52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66807">
            <text:p>132578066680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16">
            <text:p>51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77276">
            <text:p>132578067727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77276">
            <text:p>132578067727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77276">
            <text:p>132578067727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77276">
            <text:p>132578067727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77276">
            <text:p>132578067727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28">
            <text:p>50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77276">
            <text:p>132578067727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55">
            <text:p>50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87490">
            <text:p>132578068749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87490">
            <text:p>132578068749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87490">
            <text:p>132578068749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87490">
            <text:p>132578068749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87490">
            <text:p>132578068749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6">
            <text:p>50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87490">
            <text:p>132578068749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97711">
            <text:p>132578069771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97711">
            <text:p>132578069771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97711">
            <text:p>132578069771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97711">
            <text:p>1325780697711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97711">
            <text:p>132578069771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697711">
            <text:p>132578069771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03">
            <text:p>50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07914">
            <text:p>1325780707914</text:p>
          </table:table-cell>
          <table:table-cell office:value-type="float" office:value="0">
            <text:p>0</text:p>
          </table:table-cell>
          <table:table-cell office:value-type="float" office:value="293252">
            <text:p>293252</text:p>
          </table:table-cell>
          <table:table-cell office:value-type="float" office:value="293133">
            <text:p>293133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07914">
            <text:p>1325780707914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07914">
            <text:p>1325780707914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07914">
            <text:p>1325780707914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07914">
            <text:p>132578070791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07914">
            <text:p>132578070791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23">
            <text:p>51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23273">
            <text:p>1325780723273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23273">
            <text:p>1325780723273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23273">
            <text:p>1325780723273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23273">
            <text:p>1325780723273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23273">
            <text:p>132578072327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95">
            <text:p>50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23273">
            <text:p>13257807232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33510">
            <text:p>132578073351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33510">
            <text:p>132578073351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33510">
            <text:p>132578073351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33510">
            <text:p>132578073351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33510">
            <text:p>13257807335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26">
            <text:p>51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33510">
            <text:p>13257807335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43840">
            <text:p>132578074384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43840">
            <text:p>132578074384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43840">
            <text:p>13257807438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43840">
            <text:p>13257807438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43840">
            <text:p>132578074384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43840">
            <text:p>13257807438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54092">
            <text:p>1325780754092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54092">
            <text:p>13257807540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54092">
            <text:p>13257807540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54092">
            <text:p>13257807540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54092">
            <text:p>132578075409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77">
            <text:p>50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54092">
            <text:p>132578075409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64284">
            <text:p>132578076428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64284">
            <text:p>132578076428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64284">
            <text:p>132578076428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64284">
            <text:p>132578076428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64284">
            <text:p>132578076428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36">
            <text:p>50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64284">
            <text:p>132578076428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74489">
            <text:p>1325780774489</text:p>
          </table:table-cell>
          <table:table-cell office:value-type="float" office:value="0">
            <text:p>0</text:p>
          </table:table-cell>
          <table:table-cell office:value-type="float" office:value="218898">
            <text:p>218898</text:p>
          </table:table-cell>
          <table:table-cell office:value-type="float" office:value="218780">
            <text:p>21878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74489">
            <text:p>1325780774489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74489">
            <text:p>132578077448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74489">
            <text:p>132578077448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74489">
            <text:p>132578077448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306">
            <text:p>53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74489">
            <text:p>132578077448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11">
            <text:p>50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89916">
            <text:p>13257807899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89916">
            <text:p>13257807899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89916">
            <text:p>13257807899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89916">
            <text:p>13257807899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89916">
            <text:p>132578078991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789916">
            <text:p>132578078991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7">
            <text:p>51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00323">
            <text:p>1325780800323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00323">
            <text:p>132578080032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00323">
            <text:p>132578080032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00323">
            <text:p>132578080032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00323">
            <text:p>13257808003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00323">
            <text:p>132578080032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31">
            <text:p>50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10513">
            <text:p>1325780810513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10513">
            <text:p>1325780810513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10513">
            <text:p>1325780810513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10513">
            <text:p>1325780810513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10513">
            <text:p>132578081051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10513">
            <text:p>132578081051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20873">
            <text:p>1325780820873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20873">
            <text:p>1325780820873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73">
            <text:p>17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20873">
            <text:p>1325780820873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69">
            <text:p>16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20873">
            <text:p>1325780820873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20873">
            <text:p>132578082087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55">
            <text:p>51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20873">
            <text:p>132578082087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31408">
            <text:p>1325780831408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31408">
            <text:p>1325780831408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31408">
            <text:p>1325780831408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31408">
            <text:p>1325780831408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31408">
            <text:p>132578083140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31408">
            <text:p>132578083140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76">
            <text:p>51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41714">
            <text:p>132578084171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41714">
            <text:p>132578084171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41714">
            <text:p>132578084171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41714">
            <text:p>132578084171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41714">
            <text:p>132578084171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41714">
            <text:p>132578084171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51884">
            <text:p>1325780851884</text:p>
          </table:table-cell>
          <table:table-cell office:value-type="float" office:value="0">
            <text:p>0</text:p>
          </table:table-cell>
          <table:table-cell office:value-type="float" office:value="255689">
            <text:p>255689</text:p>
          </table:table-cell>
          <table:table-cell office:value-type="float" office:value="255585">
            <text:p>255585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51884">
            <text:p>132578085188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51884">
            <text:p>1325780851884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51884">
            <text:p>1325780851884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51884">
            <text:p>132578085188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04">
            <text:p>51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51884">
            <text:p>132578085188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55">
            <text:p>51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67245">
            <text:p>132578086724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67245">
            <text:p>132578086724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67245">
            <text:p>1325780867245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67245">
            <text:p>1325780867245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67245">
            <text:p>132578086724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99">
            <text:p>50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67245">
            <text:p>132578086724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77557">
            <text:p>132578087755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77557">
            <text:p>132578087755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77557">
            <text:p>132578087755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77557">
            <text:p>132578087755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77557">
            <text:p>132578087755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77557">
            <text:p>132578087755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67">
            <text:p>50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87820">
            <text:p>132578088782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87820">
            <text:p>132578088782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87820">
            <text:p>132578088782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87820">
            <text:p>132578088782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87820">
            <text:p>132578088782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73">
            <text:p>50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87820">
            <text:p>132578088782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57">
            <text:p>505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98057">
            <text:p>1325780898057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280">
            <text:p>2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98057">
            <text:p>1325780898057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98057">
            <text:p>132578089805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98057">
            <text:p>132578089805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98057">
            <text:p>132578089805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21">
            <text:p>50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898057">
            <text:p>132578089805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08259">
            <text:p>132578090825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08259">
            <text:p>1325780908259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08259">
            <text:p>1325780908259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08259">
            <text:p>1325780908259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08259">
            <text:p>132578090825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09">
            <text:p>50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08259">
            <text:p>132578090825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18485">
            <text:p>1325780918485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18485">
            <text:p>1325780918485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18485">
            <text:p>1325780918485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18485">
            <text:p>1325780918485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18485">
            <text:p>132578091848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18485">
            <text:p>132578091848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99">
            <text:p>51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28870">
            <text:p>132578092887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28870">
            <text:p>132578092887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28870">
            <text:p>132578092887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28870">
            <text:p>132578092887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28870">
            <text:p>132578092887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28870">
            <text:p>132578092887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39184">
            <text:p>132578093918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39184">
            <text:p>132578093918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39184">
            <text:p>132578093918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39184">
            <text:p>1325780939184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39184">
            <text:p>132578093918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38">
            <text:p>50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39184">
            <text:p>132578093918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73">
            <text:p>50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49398">
            <text:p>132578094939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49398">
            <text:p>132578094939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49398">
            <text:p>132578094939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49398">
            <text:p>132578094939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49398">
            <text:p>132578094939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19">
            <text:p>51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49398">
            <text:p>132578094939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329">
            <text:p>53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59959">
            <text:p>132578095995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59959">
            <text:p>132578095995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59959">
            <text:p>132578095995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59959">
            <text:p>132578095995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59959">
            <text:p>132578095995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122">
            <text:p>51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59959">
            <text:p>132578095995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70396">
            <text:p>132578097039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70396">
            <text:p>132578097039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70396">
            <text:p>132578097039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70396">
            <text:p>1325780970396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70396">
            <text:p>132578097039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70396">
            <text:p>132578097039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80641">
            <text:p>1325780980641</text:p>
          </table:table-cell>
          <table:table-cell office:value-type="float" office:value="1">
            <text:p>1</text:p>
          </table:table-cell>
          <table:table-cell office:value-type="float" office:value="2590">
            <text:p>2590</text:p>
          </table:table-cell>
          <table:table-cell office:value-type="float" office:value="2485">
            <text:p>2485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80641">
            <text:p>132578098064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80641">
            <text:p>132578098064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80641">
            <text:p>132578098064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80641">
            <text:p>132578098064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91">
            <text:p>50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80641">
            <text:p>13257809806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91029">
            <text:p>1325780991029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91029">
            <text:p>1325780991029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91029">
            <text:p>1325780991029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91029">
            <text:p>1325780991029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91029">
            <text:p>13257809910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03">
            <text:p>51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0991029">
            <text:p>132578099102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41">
            <text:p>50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01288">
            <text:p>1325781001288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01288">
            <text:p>1325781001288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01288">
            <text:p>1325781001288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01288">
            <text:p>1325781001288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01288">
            <text:p>132578100128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01288">
            <text:p>132578100128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08">
            <text:p>51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11510">
            <text:p>132578101151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11510">
            <text:p>132578101151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11510">
            <text:p>132578101151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11510">
            <text:p>132578101151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11510">
            <text:p>13257810115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38">
            <text:p>51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11510">
            <text:p>13257810115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21799">
            <text:p>1325781021799</text:p>
          </table:table-cell>
          <table:table-cell office:value-type="float" office:value="1">
            <text:p>1</text:p>
          </table:table-cell>
          <table:table-cell office:value-type="float" office:value="3584">
            <text:p>3584</text:p>
          </table:table-cell>
          <table:table-cell office:value-type="float" office:value="3478">
            <text:p>3478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21799">
            <text:p>1325781021799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21799">
            <text:p>1325781021799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21799">
            <text:p>1325781021799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21799">
            <text:p>132578102179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21799">
            <text:p>132578102179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32122">
            <text:p>1325781032122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32122">
            <text:p>13257810321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32122">
            <text:p>13257810321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32122">
            <text:p>13257810321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32122">
            <text:p>13257810321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138">
            <text:p>51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32122">
            <text:p>132578103212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42457">
            <text:p>1325781042457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42457">
            <text:p>132578104245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42457">
            <text:p>1325781042457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42457">
            <text:p>1325781042457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42457">
            <text:p>132578104245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63">
            <text:p>50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42457">
            <text:p>132578104245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52731">
            <text:p>1325781052731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52731">
            <text:p>132578105273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52731">
            <text:p>132578105273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52731">
            <text:p>1325781052731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52731">
            <text:p>132578105273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26">
            <text:p>50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52731">
            <text:p>13257810527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34">
            <text:p>50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62895">
            <text:p>132578106289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62895">
            <text:p>1325781062895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62895">
            <text:p>1325781062895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62895">
            <text:p>1325781062895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62895">
            <text:p>132578106289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145">
            <text:p>51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62895">
            <text:p>132578106289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22">
            <text:p>51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73307">
            <text:p>1325781073307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73307">
            <text:p>1325781073307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73307">
            <text:p>1325781073307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73307">
            <text:p>1325781073307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73307">
            <text:p>132578107330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13">
            <text:p>50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73307">
            <text:p>132578107330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4">
            <text:p>50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83476">
            <text:p>132578108347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83476">
            <text:p>132578108347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83476">
            <text:p>132578108347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83476">
            <text:p>132578108347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83476">
            <text:p>132578108347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53">
            <text:p>50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83476">
            <text:p>132578108347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31">
            <text:p>50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93668">
            <text:p>132578109366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93668">
            <text:p>132578109366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93668">
            <text:p>132578109366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93668">
            <text:p>132578109366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93668">
            <text:p>132578109366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16">
            <text:p>50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81093668">
            <text:p>132578109366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04">
            <text:p>50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oyenne - time</text:p>
          </table:table-cell>
          <table:table-cell table:style-name="ce7"/>
          <table:table-cell table:style-name="ce13" office:value-type="string">
            <text:p>p</text:p>
          </table:table-cell>
          <table:table-cell table:style-name="ce21" table:number-columns-repeated="5"/>
          <table:table-cell table:style-name="ce28"/>
        </table:table-row>
        <table:table-row table:style-name="ro1">
          <table:table-cell table:style-name="ce2" office:value-type="string">
            <text:p>n</text:p>
          </table:table-cell>
          <table:table-cell table:style-name="ce8" office:value-type="string">
            <text:p>nbVoisins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9" office:value-type="string">
            <text:p>Total Résultat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string">
            <text:p>3.0</text:p>
          </table:table-cell>
          <table:table-cell table:style-name="ce15" office:value-type="float" office:value="106.36">
            <text:p>106,36</text:p>
          </table:table-cell>
          <table:table-cell table:style-name="ce18" office:value-type="float" office:value="3.96">
            <text:p>3,96</text:p>
          </table:table-cell>
          <table:table-cell table:style-name="ce18" office:value-type="float" office:value="2.26">
            <text:p>2,26</text:p>
          </table:table-cell>
          <table:table-cell table:style-name="ce18" office:value-type="float" office:value="7.56">
            <text:p>7,56</text:p>
          </table:table-cell>
          <table:table-cell table:style-name="ce18" office:value-type="float" office:value="899.9">
            <text:p>899,9</text:p>
          </table:table-cell>
          <table:table-cell table:style-name="ce24" office:value-type="float" office:value="735.9">
            <text:p>735,9</text:p>
          </table:table-cell>
          <table:table-cell table:style-name="ce30" office:value-type="float" office:value="292.656666666667">
            <text:p>292,6566666667</text:p>
          </table:table-cell>
        </table:table-row>
        <table:table-row table:style-name="ro1">
          <table:table-cell table:style-name="ce4"/>
          <table:table-cell table:style-name="ce10" office:value-type="string">
            <text:p>5.0</text:p>
          </table:table-cell>
          <table:table-cell table:style-name="ce16" office:value-type="float" office:value="110.78">
            <text:p>110,78</text:p>
          </table:table-cell>
          <table:table-cell table:style-name="Pilote_20_de_20_données_20_-_20_Valeur" office:value-type="float" office:value="4.82">
            <text:p>4,82</text:p>
          </table:table-cell>
          <table:table-cell table:style-name="Pilote_20_de_20_données_20_-_20_Valeur" office:value-type="float" office:value="1.52">
            <text:p>1,52</text:p>
          </table:table-cell>
          <table:table-cell table:style-name="Pilote_20_de_20_données_20_-_20_Valeur" office:value-type="float" office:value="11.62">
            <text:p>11,62</text:p>
          </table:table-cell>
          <table:table-cell table:style-name="Pilote_20_de_20_données_20_-_20_Valeur" office:value-type="float" office:value="1453.66">
            <text:p>1453,66</text:p>
          </table:table-cell>
          <table:table-cell table:style-name="ce25" office:value-type="float" office:value="1323.6">
            <text:p>1323,6</text:p>
          </table:table-cell>
          <table:table-cell table:style-name="ce31" office:value-type="float" office:value="484.333333333333">
            <text:p>484,3333333333</text:p>
          </table:table-cell>
        </table:table-row>
        <table:table-row table:style-name="ro1">
          <table:table-cell table:style-name="ce5"/>
          <table:table-cell table:style-name="ce11" office:value-type="string">
            <text:p>7.0</text:p>
          </table:table-cell>
          <table:table-cell table:style-name="ce17" office:value-type="float" office:value="6.96">
            <text:p>6,96</text:p>
          </table:table-cell>
          <table:table-cell table:style-name="ce19" office:value-type="float" office:value="6.28">
            <text:p>6,28</text:p>
          </table:table-cell>
          <table:table-cell table:style-name="ce19" office:value-type="float" office:value="2.3">
            <text:p>2,3</text:p>
          </table:table-cell>
          <table:table-cell table:style-name="ce19" office:value-type="float" office:value="14.66">
            <text:p>14,66</text:p>
          </table:table-cell>
          <table:table-cell table:style-name="ce19" office:value-type="float" office:value="1823.48">
            <text:p>1823,48</text:p>
          </table:table-cell>
          <table:table-cell table:style-name="ce26" office:value-type="float" office:value="1704.16">
            <text:p>1704,16</text:p>
          </table:table-cell>
          <table:table-cell table:style-name="ce32" office:value-type="float" office:value="592.973333333333">
            <text:p>592,9733333333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9" office:value-type="string">
            <text:p>3.0</text:p>
          </table:table-cell>
          <table:table-cell table:style-name="ce18" office:value-type="float" office:value="402.22">
            <text:p>402,22</text:p>
          </table:table-cell>
          <table:table-cell table:style-name="ce18" office:value-type="float" office:value="18.18">
            <text:p>18,18</text:p>
          </table:table-cell>
          <table:table-cell table:style-name="ce18" office:value-type="float" office:value="6.76">
            <text:p>6,76</text:p>
          </table:table-cell>
          <table:table-cell table:style-name="ce18" office:value-type="float" office:value="39.6">
            <text:p>39,6</text:p>
          </table:table-cell>
          <table:table-cell table:style-name="ce18" office:value-type="float" office:value="5123.58">
            <text:p>5123,58</text:p>
          </table:table-cell>
          <table:table-cell table:style-name="ce18" office:value-type="float" office:value="5093.34">
            <text:p>5093,34</text:p>
          </table:table-cell>
          <table:table-cell table:style-name="ce30" office:value-type="float" office:value="1780.61333333333">
            <text:p>1780,6133333333</text:p>
          </table:table-cell>
        </table:table-row>
        <table:table-row table:style-name="ro1">
          <table:table-cell table:style-name="ce4"/>
          <table:table-cell table:style-name="ce10" office:value-type="string">
            <text:p>5.0</text:p>
          </table:table-cell>
          <table:table-cell table:style-name="Pilote_20_de_20_données_20_-_20_Valeur" office:value-type="float" office:value="316.34">
            <text:p>316,34</text:p>
          </table:table-cell>
          <table:table-cell table:style-name="Pilote_20_de_20_données_20_-_20_Valeur" office:value-type="float" office:value="124.66">
            <text:p>124,66</text:p>
          </table:table-cell>
          <table:table-cell table:style-name="Pilote_20_de_20_données_20_-_20_Valeur" office:value-type="float" office:value="66.34">
            <text:p>66,34</text:p>
          </table:table-cell>
          <table:table-cell table:style-name="Pilote_20_de_20_données_20_-_20_Valeur" office:value-type="float" office:value="151.68">
            <text:p>151,68</text:p>
          </table:table-cell>
          <table:table-cell table:style-name="Pilote_20_de_20_données_20_-_20_Valeur" office:value-type="float" office:value="5072.4">
            <text:p>5072,4</text:p>
          </table:table-cell>
          <table:table-cell table:style-name="Pilote_20_de_20_données_20_-_20_Valeur" office:value-type="float" office:value="5062.2">
            <text:p>5062,2</text:p>
          </table:table-cell>
          <table:table-cell table:style-name="ce31" office:value-type="float" office:value="1798.93666666667">
            <text:p>1798,9366666667</text:p>
          </table:table-cell>
        </table:table-row>
        <table:table-row table:style-name="ro1">
          <table:table-cell table:style-name="ce5"/>
          <table:table-cell table:style-name="ce11" office:value-type="string">
            <text:p>7.0</text:p>
          </table:table-cell>
          <table:table-cell table:style-name="ce19" office:value-type="float" office:value="303.08">
            <text:p>303,08</text:p>
          </table:table-cell>
          <table:table-cell table:style-name="ce19" office:value-type="float" office:value="30.88">
            <text:p>30,88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66.52">
            <text:p>66,52</text:p>
          </table:table-cell>
          <table:table-cell table:style-name="ce19" office:value-type="float" office:value="5084.74">
            <text:p>5084,74</text:p>
          </table:table-cell>
          <table:table-cell table:style-name="ce19" office:value-type="float" office:value="5082.2">
            <text:p>5082,2</text:p>
          </table:table-cell>
          <table:table-cell table:style-name="ce32" office:value-type="float" office:value="1762.57">
            <text:p>1762,57</text:p>
          </table:table-cell>
        </table:table-row>
        <table:table-row table:style-name="ro1">
          <table:table-cell table:style-name="ce6" office:value-type="string">
            <text:p>Total Résultat</text:p>
          </table:table-cell>
          <table:table-cell table:style-name="ce12"/>
          <table:table-cell table:style-name="ce20" office:value-type="float" office:value="207.623333333333">
            <text:p>207,6233333333</text:p>
          </table:table-cell>
          <table:table-cell table:style-name="ce23" office:value-type="float" office:value="31.4633333333333">
            <text:p>31,4633333333</text:p>
          </table:table-cell>
          <table:table-cell table:style-name="ce23" office:value-type="float" office:value="14.53">
            <text:p>14,53</text:p>
          </table:table-cell>
          <table:table-cell table:style-name="ce23" office:value-type="float" office:value="48.6066666666667">
            <text:p>48,6066666667</text:p>
          </table:table-cell>
          <table:table-cell table:style-name="ce23" office:value-type="float" office:value="3242.96">
            <text:p>3242,96</text:p>
          </table:table-cell>
          <table:table-cell table:style-name="ce27" office:value-type="float" office:value="3166.9">
            <text:p>3166,9</text:p>
          </table:table-cell>
          <table:table-cell table:style-name="ce33" office:value-type="float" office:value="1118.68055555556">
            <text:p>1118,6805555556</text:p>
          </table:table-cell>
        </table:table-row>
      </table:table>
      <table:data-pilot-tables>
        <table:data-pilot-table table:name="DataPilot1" table:application-data="" table:target-range-address="Feuille1.A1803:Feuille1.I1813" table:buttons="Feuille1.A1803 Feuille1.A1806 Feuille1.B1806 Feuille1.C1805">
          <table:source-cell-range table:cell-range-address="Feuille1.A1:Feuille1.I1801"/>
          <table:data-pilot-field table:source-field-name="p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Voisins" table:orientation="row" table:used-hierarchy="0" table:function="auto">
            <table:data-pilot-level table:show-empty="false">
              <table:data-pilot-members>
                <table:data-pilot-member table:name="3.0" table:display="true" table:show-details="true"/>
                <table:data-pilot-member table:name="5.0" table:display="true" table:show-details="true"/>
                <table:data-pilot-member table:name="7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8" table:display="true" table:show-details="true"/>
                <table:data-pilot-member table:name="128" table:display="true" table:show-details="true"/>
                <table:data-pilot-member table:name="144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8" table:display="true" table:show-details="true"/>
                <table:data-pilot-member table:name="246" table:display="true" table:show-details="true"/>
                <table:data-pilot-member table:name="278" table:display="true" table:show-details="true"/>
                <table:data-pilot-member table:name="309" table:display="true" table:show-details="true"/>
                <table:data-pilot-member table:name="404" table:display="true" table:show-details="true"/>
                <table:data-pilot-member table:name="449" table:display="true" table:show-details="true"/>
                <table:data-pilot-member table:name="453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60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80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8" table:display="true" table:show-details="true"/>
                <table:data-pilot-member table:name="605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32" table:display="true" table:show-details="true"/>
                <table:data-pilot-member table:name="649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61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2" table:display="true" table:show-details="true"/>
                <table:data-pilot-member table:name="674" table:display="true" table:show-details="true"/>
                <table:data-pilot-member table:name="684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3" table:display="true" table:show-details="true"/>
                <table:data-pilot-member table:name="698" table:display="true" table:show-details="true"/>
                <table:data-pilot-member table:name="701" table:display="true" table:show-details="true"/>
                <table:data-pilot-member table:name="709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5" table:display="true" table:show-details="true"/>
                <table:data-pilot-member table:name="740" table:display="true" table:show-details="true"/>
                <table:data-pilot-member table:name="761" table:display="true" table:show-details="true"/>
                <table:data-pilot-member table:name="779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8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3" table:display="true" table:show-details="true"/>
                <table:data-pilot-member table:name="825" table:display="true" table:show-details="true"/>
                <table:data-pilot-member table:name="828" table:display="true" table:show-details="true"/>
                <table:data-pilot-member table:name="831" table:display="true" table:show-details="true"/>
                <table:data-pilot-member table:name="861" table:display="true" table:show-details="true"/>
                <table:data-pilot-member table:name="865" table:display="true" table:show-details="true"/>
                <table:data-pilot-member table:name="871" table:display="true" table:show-details="true"/>
                <table:data-pilot-member table:name="876" table:display="true" table:show-details="true"/>
                <table:data-pilot-member table:name="880" table:display="true" table:show-details="true"/>
                <table:data-pilot-member table:name="882" table:display="true" table:show-details="true"/>
                <table:data-pilot-member table:name="885" table:display="true" table:show-details="true"/>
                <table:data-pilot-member table:name="894" table:display="true" table:show-details="true"/>
                <table:data-pilot-member table:name="904" table:display="true" table:show-details="true"/>
                <table:data-pilot-member table:name="908" table:display="true" table:show-details="true"/>
                <table:data-pilot-member table:name="911" table:display="true" table:show-details="true"/>
                <table:data-pilot-member table:name="916" table:display="true" table:show-details="true"/>
                <table:data-pilot-member table:name="933" table:display="true" table:show-details="true"/>
                <table:data-pilot-member table:name="942" table:display="true" table:show-details="true"/>
                <table:data-pilot-member table:name="952" table:display="true" table:show-details="true"/>
                <table:data-pilot-member table:name="974" table:display="true" table:show-details="true"/>
                <table:data-pilot-member table:name="994" table:display="true" table:show-details="true"/>
                <table:data-pilot-member table:name="998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76" table:display="true" table:show-details="true"/>
                <table:data-pilot-member table:name="1082" table:display="true" table:show-details="true"/>
                <table:data-pilot-member table:name="1089" table:display="true" table:show-details="true"/>
                <table:data-pilot-member table:name="1103" table:display="true" table:show-details="true"/>
                <table:data-pilot-member table:name="1109" table:display="true" table:show-details="true"/>
                <table:data-pilot-member table:name="1111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20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1" table:display="true" table:show-details="true"/>
                <table:data-pilot-member table:name="1133" table:display="true" table:show-details="true"/>
                <table:data-pilot-member table:name="1139" table:display="true" table:show-details="true"/>
                <table:data-pilot-member table:name="1141" table:display="true" table:show-details="true"/>
                <table:data-pilot-member table:name="1151" table:display="true" table:show-details="true"/>
                <table:data-pilot-member table:name="1153" table:display="true" table:show-details="true"/>
                <table:data-pilot-member table:name="1156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70" table:display="true" table:show-details="true"/>
                <table:data-pilot-member table:name="1176" table:display="true" table:show-details="true"/>
                <table:data-pilot-member table:name="1184" table:display="true" table:show-details="true"/>
                <table:data-pilot-member table:name="1186" table:display="true" table:show-details="true"/>
                <table:data-pilot-member table:name="1190" table:display="true" table:show-details="true"/>
                <table:data-pilot-member table:name="1193" table:display="true" table:show-details="true"/>
                <table:data-pilot-member table:name="1197" table:display="true" table:show-details="true"/>
                <table:data-pilot-member table:name="1199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2" table:display="true" table:show-details="true"/>
                <table:data-pilot-member table:name="1225" table:display="true" table:show-details="true"/>
                <table:data-pilot-member table:name="1233" table:display="true" table:show-details="true"/>
                <table:data-pilot-member table:name="1245" table:display="true" table:show-details="true"/>
                <table:data-pilot-member table:name="1248" table:display="true" table:show-details="true"/>
                <table:data-pilot-member table:name="1256" table:display="true" table:show-details="true"/>
                <table:data-pilot-member table:name="1261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8" table:display="true" table:show-details="true"/>
                <table:data-pilot-member table:name="1280" table:display="true" table:show-details="true"/>
                <table:data-pilot-member table:name="1285" table:display="true" table:show-details="true"/>
                <table:data-pilot-member table:name="1290" table:display="true" table:show-details="true"/>
                <table:data-pilot-member table:name="1296" table:display="true" table:show-details="true"/>
                <table:data-pilot-member table:name="1299" table:display="true" table:show-details="true"/>
                <table:data-pilot-member table:name="1305" table:display="true" table:show-details="true"/>
                <table:data-pilot-member table:name="1307" table:display="true" table:show-details="true"/>
                <table:data-pilot-member table:name="1316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41" table:display="true" table:show-details="true"/>
                <table:data-pilot-member table:name="1346" table:display="true" table:show-details="true"/>
                <table:data-pilot-member table:name="1349" table:display="true" table:show-details="true"/>
                <table:data-pilot-member table:name="1352" table:display="true" table:show-details="true"/>
                <table:data-pilot-member table:name="1356" table:display="true" table:show-details="true"/>
                <table:data-pilot-member table:name="1363" table:display="true" table:show-details="true"/>
                <table:data-pilot-member table:name="1364" table:display="true" table:show-details="true"/>
                <table:data-pilot-member table:name="1370" table:display="true" table:show-details="true"/>
                <table:data-pilot-member table:name="1378" table:display="true" table:show-details="true"/>
                <table:data-pilot-member table:name="1383" table:display="true" table:show-details="true"/>
                <table:data-pilot-member table:name="1392" table:display="true" table:show-details="true"/>
                <table:data-pilot-member table:name="1394" table:display="true" table:show-details="true"/>
                <table:data-pilot-member table:name="1397" table:display="true" table:show-details="true"/>
                <table:data-pilot-member table:name="1431" table:display="true" table:show-details="true"/>
                <table:data-pilot-member table:name="1443" table:display="true" table:show-details="true"/>
                <table:data-pilot-member table:name="1446" table:display="true" table:show-details="true"/>
                <table:data-pilot-member table:name="1449" table:display="true" table:show-details="true"/>
                <table:data-pilot-member table:name="1452" table:display="true" table:show-details="true"/>
                <table:data-pilot-member table:name="1454" table:display="true" table:show-details="true"/>
                <table:data-pilot-member table:name="1461" table:display="true" table:show-details="true"/>
                <table:data-pilot-member table:name="1467" table:display="true" table:show-details="true"/>
                <table:data-pilot-member table:name="1469" table:display="true" table:show-details="true"/>
                <table:data-pilot-member table:name="1470" table:display="true" table:show-details="true"/>
                <table:data-pilot-member table:name="1477" table:display="true" table:show-details="true"/>
                <table:data-pilot-member table:name="1479" table:display="true" table:show-details="true"/>
                <table:data-pilot-member table:name="1482" table:display="true" table:show-details="true"/>
                <table:data-pilot-member table:name="1484" table:display="true" table:show-details="true"/>
                <table:data-pilot-member table:name="1487" table:display="true" table:show-details="true"/>
                <table:data-pilot-member table:name="1489" table:display="true" table:show-details="true"/>
                <table:data-pilot-member table:name="1497" table:display="true" table:show-details="true"/>
                <table:data-pilot-member table:name="1498" table:display="true" table:show-details="true"/>
                <table:data-pilot-member table:name="1502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2" table:display="true" table:show-details="true"/>
                <table:data-pilot-member table:name="1514" table:display="true" table:show-details="true"/>
                <table:data-pilot-member table:name="1515" table:display="true" table:show-details="true"/>
                <table:data-pilot-member table:name="1520" table:display="true" table:show-details="true"/>
                <table:data-pilot-member table:name="1522" table:display="true" table:show-details="true"/>
                <table:data-pilot-member table:name="1525" table:display="true" table:show-details="true"/>
                <table:data-pilot-member table:name="1527" table:display="true" table:show-details="true"/>
                <table:data-pilot-member table:name="1530" table:display="true" table:show-details="true"/>
                <table:data-pilot-member table:name="1533" table:display="true" table:show-details="true"/>
                <table:data-pilot-member table:name="1536" table:display="true" table:show-details="true"/>
                <table:data-pilot-member table:name="1537" table:display="true" table:show-details="true"/>
                <table:data-pilot-member table:name="1545" table:display="true" table:show-details="true"/>
                <table:data-pilot-member table:name="1549" table:display="true" table:show-details="true"/>
                <table:data-pilot-member table:name="1550" table:display="true" table:show-details="true"/>
                <table:data-pilot-member table:name="1551" table:display="true" table:show-details="true"/>
                <table:data-pilot-member table:name="1553" table:display="true" table:show-details="true"/>
                <table:data-pilot-member table:name="1558" table:display="true" table:show-details="true"/>
                <table:data-pilot-member table:name="1562" table:display="true" table:show-details="true"/>
                <table:data-pilot-member table:name="1564" table:display="true" table:show-details="true"/>
                <table:data-pilot-member table:name="1565" table:display="true" table:show-details="true"/>
                <table:data-pilot-member table:name="1568" table:display="true" table:show-details="true"/>
                <table:data-pilot-member table:name="1569" table:display="true" table:show-details="true"/>
                <table:data-pilot-member table:name="1570" table:display="true" table:show-details="true"/>
                <table:data-pilot-member table:name="1574" table:display="true" table:show-details="true"/>
                <table:data-pilot-member table:name="1575" table:display="true" table:show-details="true"/>
                <table:data-pilot-member table:name="1576" table:display="true" table:show-details="true"/>
                <table:data-pilot-member table:name="1577" table:display="true" table:show-details="true"/>
                <table:data-pilot-member table:name="1578" table:display="true" table:show-details="true"/>
                <table:data-pilot-member table:name="1579" table:display="true" table:show-details="true"/>
                <table:data-pilot-member table:name="1583" table:display="true" table:show-details="true"/>
                <table:data-pilot-member table:name="1587" table:display="true" table:show-details="true"/>
                <table:data-pilot-member table:name="1590" table:display="true" table:show-details="true"/>
                <table:data-pilot-member table:name="1591" table:display="true" table:show-details="true"/>
                <table:data-pilot-member table:name="1593" table:display="true" table:show-details="true"/>
                <table:data-pilot-member table:name="1596" table:display="true" table:show-details="true"/>
                <table:data-pilot-member table:name="1603" table:display="true" table:show-details="true"/>
                <table:data-pilot-member table:name="1604" table:display="true" table:show-details="true"/>
                <table:data-pilot-member table:name="1606" table:display="true" table:show-details="true"/>
                <table:data-pilot-member table:name="1608" table:display="true" table:show-details="true"/>
                <table:data-pilot-member table:name="1610" table:display="true" table:show-details="true"/>
                <table:data-pilot-member table:name="1617" table:display="true" table:show-details="true"/>
                <table:data-pilot-member table:name="1619" table:display="true" table:show-details="true"/>
                <table:data-pilot-member table:name="1621" table:display="true" table:show-details="true"/>
                <table:data-pilot-member table:name="1624" table:display="true" table:show-details="true"/>
                <table:data-pilot-member table:name="1628" table:display="true" table:show-details="true"/>
                <table:data-pilot-member table:name="1635" table:display="true" table:show-details="true"/>
                <table:data-pilot-member table:name="1638" table:display="true" table:show-details="true"/>
                <table:data-pilot-member table:name="1647" table:display="true" table:show-details="true"/>
                <table:data-pilot-member table:name="1649" table:display="true" table:show-details="true"/>
                <table:data-pilot-member table:name="1654" table:display="true" table:show-details="true"/>
                <table:data-pilot-member table:name="1658" table:display="true" table:show-details="true"/>
                <table:data-pilot-member table:name="1661" table:display="true" table:show-details="true"/>
                <table:data-pilot-member table:name="1668" table:display="true" table:show-details="true"/>
                <table:data-pilot-member table:name="1669" table:display="true" table:show-details="true"/>
                <table:data-pilot-member table:name="1678" table:display="true" table:show-details="true"/>
                <table:data-pilot-member table:name="1694" table:display="true" table:show-details="true"/>
                <table:data-pilot-member table:name="1701" table:display="true" table:show-details="true"/>
                <table:data-pilot-member table:name="1709" table:display="true" table:show-details="true"/>
                <table:data-pilot-member table:name="1723" table:display="true" table:show-details="true"/>
                <table:data-pilot-member table:name="1728" table:display="true" table:show-details="true"/>
                <table:data-pilot-member table:name="1733" table:display="true" table:show-details="true"/>
                <table:data-pilot-member table:name="1743" table:display="true" table:show-details="true"/>
                <table:data-pilot-member table:name="1747" table:display="true" table:show-details="true"/>
                <table:data-pilot-member table:name="1748" table:display="true" table:show-details="true"/>
                <table:data-pilot-member table:name="1754" table:display="true" table:show-details="true"/>
                <table:data-pilot-member table:name="1765" table:display="true" table:show-details="true"/>
                <table:data-pilot-member table:name="1783" table:display="true" table:show-details="true"/>
                <table:data-pilot-member table:name="1785" table:display="true" table:show-details="true"/>
                <table:data-pilot-member table:name="1787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30" table:display="true" table:show-details="true"/>
                <table:data-pilot-member table:name="1841" table:display="true" table:show-details="true"/>
                <table:data-pilot-member table:name="1846" table:display="true" table:show-details="true"/>
                <table:data-pilot-member table:name="1852" table:display="true" table:show-details="true"/>
                <table:data-pilot-member table:name="1874" table:display="true" table:show-details="true"/>
                <table:data-pilot-member table:name="1892" table:display="true" table:show-details="true"/>
                <table:data-pilot-member table:name="1907" table:display="true" table:show-details="true"/>
                <table:data-pilot-member table:name="1909" table:display="true" table:show-details="true"/>
                <table:data-pilot-member table:name="1921" table:display="true" table:show-details="true"/>
                <table:data-pilot-member table:name="1959" table:display="true" table:show-details="true"/>
                <table:data-pilot-member table:name="2048" table:display="true" table:show-details="true"/>
                <table:data-pilot-member table:name="2127" table:display="true" table:show-details="true"/>
                <table:data-pilot-member table:name="2171" table:display="true" table:show-details="true"/>
                <table:data-pilot-member table:name="2385" table:display="true" table:show-details="true"/>
                <table:data-pilot-member table:name="2825" table:display="true" table:show-details="true"/>
                <table:data-pilot-member table:name="2832" table:display="true" table:show-details="true"/>
                <table:data-pilot-member table:name="2989" table:display="true" table:show-details="true"/>
                <table:data-pilot-member table:name="3069" table:display="true" table:show-details="true"/>
                <table:data-pilot-member table:name="3558" table:display="true" table:show-details="true"/>
                <table:data-pilot-member table:name="3609" table:display="true" table:show-details="true"/>
                <table:data-pilot-member table:name="3879" table:display="true" table:show-details="true"/>
                <table:data-pilot-member table:name="4437" table:display="true" table:show-details="true"/>
                <table:data-pilot-member table:name="4550" table:display="true" table:show-details="true"/>
                <table:data-pilot-member table:name="4568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817" table:display="true" table:show-details="true"/>
                <table:data-pilot-member table:name="4856" table:display="true" table:show-details="true"/>
                <table:data-pilot-member table:name="4882" table:display="true" table:show-details="true"/>
                <table:data-pilot-member table:name="4933" table:display="true" table:show-details="true"/>
                <table:data-pilot-member table:name="4964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5002" table:display="true" table:show-details="true"/>
                <table:data-pilot-member table:name="5003" table:display="true" table:show-details="true"/>
                <table:data-pilot-member table:name="5004" table:display="true" table:show-details="true"/>
                <table:data-pilot-member table:name="5005" table:display="true" table:show-details="true"/>
                <table:data-pilot-member table:name="5006" table:display="true" table:show-details="true"/>
                <table:data-pilot-member table:name="5007" table:display="true" table:show-details="true"/>
                <table:data-pilot-member table:name="5008" table:display="true" table:show-details="true"/>
                <table:data-pilot-member table:name="5009" table:display="true" table:show-details="true"/>
                <table:data-pilot-member table:name="5010" table:display="true" table:show-details="true"/>
                <table:data-pilot-member table:name="5011" table:display="true" table:show-details="true"/>
                <table:data-pilot-member table:name="5012" table:display="true" table:show-details="true"/>
                <table:data-pilot-member table:name="5013" table:display="true" table:show-details="true"/>
                <table:data-pilot-member table:name="5014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18" table:display="true" table:show-details="true"/>
                <table:data-pilot-member table:name="5019" table:display="true" table:show-details="true"/>
                <table:data-pilot-member table:name="5021" table:display="true" table:show-details="true"/>
                <table:data-pilot-member table:name="5022" table:display="true" table:show-details="true"/>
                <table:data-pilot-member table:name="5023" table:display="true" table:show-details="true"/>
                <table:data-pilot-member table:name="5024" table:display="true" table:show-details="true"/>
                <table:data-pilot-member table:name="5025" table:display="true" table:show-details="true"/>
                <table:data-pilot-member table:name="5026" table:display="true" table:show-details="true"/>
                <table:data-pilot-member table:name="5027" table:display="true" table:show-details="true"/>
                <table:data-pilot-member table:name="5028" table:display="true" table:show-details="true"/>
                <table:data-pilot-member table:name="5029" table:display="true" table:show-details="true"/>
                <table:data-pilot-member table:name="5030" table:display="true" table:show-details="true"/>
                <table:data-pilot-member table:name="5031" table:display="true" table:show-details="true"/>
                <table:data-pilot-member table:name="5032" table:display="true" table:show-details="true"/>
                <table:data-pilot-member table:name="5033" table:display="true" table:show-details="true"/>
                <table:data-pilot-member table:name="5034" table:display="true" table:show-details="true"/>
                <table:data-pilot-member table:name="5035" table:display="true" table:show-details="true"/>
                <table:data-pilot-member table:name="5036" table:display="true" table:show-details="true"/>
                <table:data-pilot-member table:name="5038" table:display="true" table:show-details="true"/>
                <table:data-pilot-member table:name="5039" table:display="true" table:show-details="true"/>
                <table:data-pilot-member table:name="5040" table:display="true" table:show-details="true"/>
                <table:data-pilot-member table:name="5041" table:display="true" table:show-details="true"/>
                <table:data-pilot-member table:name="5042" table:display="true" table:show-details="true"/>
                <table:data-pilot-member table:name="5043" table:display="true" table:show-details="true"/>
                <table:data-pilot-member table:name="5044" table:display="true" table:show-details="true"/>
                <table:data-pilot-member table:name="5046" table:display="true" table:show-details="true"/>
                <table:data-pilot-member table:name="5047" table:display="true" table:show-details="true"/>
                <table:data-pilot-member table:name="5048" table:display="true" table:show-details="true"/>
                <table:data-pilot-member table:name="5049" table:display="true" table:show-details="true"/>
                <table:data-pilot-member table:name="5050" table:display="true" table:show-details="true"/>
                <table:data-pilot-member table:name="5052" table:display="true" table:show-details="true"/>
                <table:data-pilot-member table:name="5053" table:display="true" table:show-details="true"/>
                <table:data-pilot-member table:name="5054" table:display="true" table:show-details="true"/>
                <table:data-pilot-member table:name="5055" table:display="true" table:show-details="true"/>
                <table:data-pilot-member table:name="5056" table:display="true" table:show-details="true"/>
                <table:data-pilot-member table:name="5057" table:display="true" table:show-details="true"/>
                <table:data-pilot-member table:name="5059" table:display="true" table:show-details="true"/>
                <table:data-pilot-member table:name="5060" table:display="true" table:show-details="true"/>
                <table:data-pilot-member table:name="5061" table:display="true" table:show-details="true"/>
                <table:data-pilot-member table:name="5062" table:display="true" table:show-details="true"/>
                <table:data-pilot-member table:name="5063" table:display="true" table:show-details="true"/>
                <table:data-pilot-member table:name="5065" table:display="true" table:show-details="true"/>
                <table:data-pilot-member table:name="5066" table:display="true" table:show-details="true"/>
                <table:data-pilot-member table:name="5067" table:display="true" table:show-details="true"/>
                <table:data-pilot-member table:name="5068" table:display="true" table:show-details="true"/>
                <table:data-pilot-member table:name="5073" table:display="true" table:show-details="true"/>
                <table:data-pilot-member table:name="5074" table:display="true" table:show-details="true"/>
                <table:data-pilot-member table:name="5076" table:display="true" table:show-details="true"/>
                <table:data-pilot-member table:name="5077" table:display="true" table:show-details="true"/>
                <table:data-pilot-member table:name="5080" table:display="true" table:show-details="true"/>
                <table:data-pilot-member table:name="5081" table:display="true" table:show-details="true"/>
                <table:data-pilot-member table:name="5082" table:display="true" table:show-details="true"/>
                <table:data-pilot-member table:name="5083" table:display="true" table:show-details="true"/>
                <table:data-pilot-member table:name="5084" table:display="true" table:show-details="true"/>
                <table:data-pilot-member table:name="5085" table:display="true" table:show-details="true"/>
                <table:data-pilot-member table:name="5087" table:display="true" table:show-details="true"/>
                <table:data-pilot-member table:name="5088" table:display="true" table:show-details="true"/>
                <table:data-pilot-member table:name="5089" table:display="true" table:show-details="true"/>
                <table:data-pilot-member table:name="5090" table:display="true" table:show-details="true"/>
                <table:data-pilot-member table:name="5091" table:display="true" table:show-details="true"/>
                <table:data-pilot-member table:name="5092" table:display="true" table:show-details="true"/>
                <table:data-pilot-member table:name="5093" table:display="true" table:show-details="true"/>
                <table:data-pilot-member table:name="5094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097" table:display="true" table:show-details="true"/>
                <table:data-pilot-member table:name="5098" table:display="true" table:show-details="true"/>
                <table:data-pilot-member table:name="5099" table:display="true" table:show-details="true"/>
                <table:data-pilot-member table:name="5100" table:display="true" table:show-details="true"/>
                <table:data-pilot-member table:name="5102" table:display="true" table:show-details="true"/>
                <table:data-pilot-member table:name="5103" table:display="true" table:show-details="true"/>
                <table:data-pilot-member table:name="5104" table:display="true" table:show-details="true"/>
                <table:data-pilot-member table:name="5105" table:display="true" table:show-details="true"/>
                <table:data-pilot-member table:name="5106" table:display="true" table:show-details="true"/>
                <table:data-pilot-member table:name="5108" table:display="true" table:show-details="true"/>
                <table:data-pilot-member table:name="5110" table:display="true" table:show-details="true"/>
                <table:data-pilot-member table:name="5111" table:display="true" table:show-details="true"/>
                <table:data-pilot-member table:name="5112" table:display="true" table:show-details="true"/>
                <table:data-pilot-member table:name="5113" table:display="true" table:show-details="true"/>
                <table:data-pilot-member table:name="5114" table:display="true" table:show-details="true"/>
                <table:data-pilot-member table:name="5116" table:display="true" table:show-details="true"/>
                <table:data-pilot-member table:name="5117" table:display="true" table:show-details="true"/>
                <table:data-pilot-member table:name="5118" table:display="true" table:show-details="true"/>
                <table:data-pilot-member table:name="5119" table:display="true" table:show-details="true"/>
                <table:data-pilot-member table:name="5120" table:display="true" table:show-details="true"/>
                <table:data-pilot-member table:name="5121" table:display="true" table:show-details="true"/>
                <table:data-pilot-member table:name="5122" table:display="true" table:show-details="true"/>
                <table:data-pilot-member table:name="5123" table:display="true" table:show-details="true"/>
                <table:data-pilot-member table:name="5124" table:display="true" table:show-details="true"/>
                <table:data-pilot-member table:name="5125" table:display="true" table:show-details="true"/>
                <table:data-pilot-member table:name="5126" table:display="true" table:show-details="true"/>
                <table:data-pilot-member table:name="5127" table:display="true" table:show-details="true"/>
                <table:data-pilot-member table:name="5129" table:display="true" table:show-details="true"/>
                <table:data-pilot-member table:name="5130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39" table:display="true" table:show-details="true"/>
                <table:data-pilot-member table:name="5141" table:display="true" table:show-details="true"/>
                <table:data-pilot-member table:name="5142" table:display="true" table:show-details="true"/>
                <table:data-pilot-member table:name="5144" table:display="true" table:show-details="true"/>
                <table:data-pilot-member table:name="5145" table:display="true" table:show-details="true"/>
                <table:data-pilot-member table:name="5152" table:display="true" table:show-details="true"/>
                <table:data-pilot-member table:name="5153" table:display="true" table:show-details="true"/>
                <table:data-pilot-member table:name="5154" table:display="true" table:show-details="true"/>
                <table:data-pilot-member table:name="5155" table:display="true" table:show-details="true"/>
                <table:data-pilot-member table:name="5158" table:display="true" table:show-details="true"/>
                <table:data-pilot-member table:name="5165" table:display="true" table:show-details="true"/>
                <table:data-pilot-member table:name="5176" table:display="true" table:show-details="true"/>
                <table:data-pilot-member table:name="5181" table:display="true" table:show-details="true"/>
                <table:data-pilot-member table:name="5184" table:display="true" table:show-details="true"/>
                <table:data-pilot-member table:name="5185" table:display="true" table:show-details="true"/>
                <table:data-pilot-member table:name="5190" table:display="true" table:show-details="true"/>
                <table:data-pilot-member table:name="5191" table:display="true" table:show-details="true"/>
                <table:data-pilot-member table:name="5196" table:display="true" table:show-details="true"/>
                <table:data-pilot-member table:name="5198" table:display="true" table:show-details="true"/>
                <table:data-pilot-member table:name="5199" table:display="true" table:show-details="true"/>
                <table:data-pilot-member table:name="5209" table:display="true" table:show-details="true"/>
                <table:data-pilot-member table:name="5211" table:display="true" table:show-details="true"/>
                <table:data-pilot-member table:name="5213" table:display="true" table:show-details="true"/>
                <table:data-pilot-member table:name="5216" table:display="true" table:show-details="true"/>
                <table:data-pilot-member table:name="5221" table:display="true" table:show-details="true"/>
                <table:data-pilot-member table:name="5222" table:display="true" table:show-details="true"/>
                <table:data-pilot-member table:name="5225" table:display="true" table:show-details="true"/>
                <table:data-pilot-member table:name="5229" table:display="true" table:show-details="true"/>
                <table:data-pilot-member table:name="5234" table:display="true" table:show-details="true"/>
                <table:data-pilot-member table:name="5247" table:display="true" table:show-details="true"/>
                <table:data-pilot-member table:name="5252" table:display="true" table:show-details="true"/>
                <table:data-pilot-member table:name="5268" table:display="true" table:show-details="true"/>
                <table:data-pilot-member table:name="5274" table:display="true" table:show-details="true"/>
                <table:data-pilot-member table:name="5275" table:display="true" table:show-details="true"/>
                <table:data-pilot-member table:name="5287" table:display="true" table:show-details="true"/>
                <table:data-pilot-member table:name="5291" table:display="true" table:show-details="true"/>
                <table:data-pilot-member table:name="5301" table:display="true" table:show-details="true"/>
                <table:data-pilot-member table:name="5306" table:display="true" table:show-details="true"/>
                <table:data-pilot-member table:name="5314" table:display="true" table:show-details="true"/>
                <table:data-pilot-member table:name="5329" table:display="true" table:show-details="true"/>
                <table:data-pilot-member table:name="5351" table:display="true" table:show-details="true"/>
                <table:data-pilot-member table:name="5397" table:display="true" table:show-details="true"/>
                <table:data-pilot-member table:name="5399" table:display="true" table:show-details="true"/>
                <table:data-pilot-member table:name="5432" table:display="true" table:show-details="true"/>
                <table:data-pilot-member table:name="5473" table:display="true" table:show-details="true"/>
                <table:data-pilot-member table:name="5636" table:display="true" table:show-details="true"/>
                <table:data-pilot-member table:name="5722" table:display="true" table:show-details="true"/>
                <table:data-pilot-member table:name="5744" table:display="true" table:show-details="true"/>
                <table:data-pilot-member table:name="58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7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5T17:48:48</dc:date>
    <dc:creator>Jean-Guillaume Fages</dc:creator>
    <meta:generator>OpenOffice.org/3.3$Unix OpenOffice.org_project/330m20$Build-9567</meta:generator>
    <meta:editing-duration>PT8M5S</meta:editing-duration>
    <meta:editing-cycles>2</meta:editing-cycles>
    <meta:document-statistic meta:table-count="1" meta:cell-count="16279" meta:object-count="0"/>
  </office:meta>
</office:document-meta>
</file>